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pt" svg:height="255.26pt" svg:x="338.85pt" svg:y="319.97pt">
            <draw:object draw:notify-on-update-of-ranges="Sheet1.A1:Sheet1.A60 Sheet1.B1:Sheet1.B60 Sheet1.A1:Sheet1.A60 Sheet1.C1:Sheet1.C60 Sheet1.A1:Sheet1.A60 Sheet1.D1:Sheet1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A1]+2)/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A2]+1)/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A4]+2)/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([.A5]+1)/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A7]+2)/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([.A8]+1)/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A10]+2)/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([.A11]+1)/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A13]+2)/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([.A14]+1)/3" office:value-type="float" office:value="5" calcext:value-type="float">
            <text:p>5</text:p>
          </table:table-cell>
          <table:table-cell/>
          <table:table-cell office:value-type="string" calcext:value-type="string">
            <text:p>id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18+1" office:value-type="float" office:value="19" calcext:value-type="float">
            <text:p>19</text:p>
          </table:table-cell>
          <table:table-cell table:formula="of:=18+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A16]+2)/3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([.A17]+1)/3"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H15:.H17])" office:value-type="float" office:value="18" calcext:value-type="float">
            <text:p>18</text:p>
          </table:table-cell>
          <table:table-cell table:formula="of:=SUM([.I15:.I17])" office:value-type="float" office:value="29" calcext:value-type="float">
            <text:p>29</text:p>
          </table:table-cell>
          <table:table-cell table:formula="of:=SUM([.J15:.J17])" office:value-type="float" office:value="30" calcext:value-type="float">
            <text:p>30</text:p>
          </table:table-cell>
          <table:table-cell table:formula="of:=SUM([.H18:.J18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A19]+2)/3" office:value-type="float" office:value="7" calcext:value-type="float">
            <text:p>7</text:p>
          </table:table-cell>
          <table:table-cell table:number-columns-repeated="5"/>
          <table:table-cell table:formula="of:=[.K18]/3" office:value-type="float" office:value="25.6666666666667" calcext:value-type="float">
            <text:p>25.6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([.A20]+1)/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A22]+2)/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([.A23]+1)/3" office:value-type="float" office:value="8" calcext:value-type="float">
            <text:p>8</text:p>
          </table:table-cell>
          <table:table-cell/>
          <table:table-cell table:formula="of:=28+49+60" office:value-type="float" office:value="137" calcext:value-type="float">
            <text:p>137</text:p>
          </table:table-cell>
          <table:table-cell table:formula="of:=[.H23]/3" office:value-type="float" office:value="45.6666666666667" calcext:value-type="float">
            <text:p>45.66666666666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A25]+2)/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([.A26]+1)/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28]+2)/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A29]+1)/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(([.A31]-28)+1)/2+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(([.A33]-28)+1)/2+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(([.A35]-28)+1)/2+9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(([.A37]-28)+1)/2+9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(([.A39]-28)+1)/2+9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(([.A41]-28)+1)/2+9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(([.A43]-28)+1)/2+9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(([.A45]-28)+1)/2+9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(([.A47]-28)+1)/2+9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(([.A49]-28)+1)/2+9" office:value-type="float" office:value="20" calcext:value-type="float">
            <text:p>20</text:p>
          </table:table-cell>
          <table:table-cell table:style-name="ce2" table:formula="of:=([.C49]-9)*2-1+28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formula="of:=([.C49]-9)*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formula="of:=([.C49]-9)*2-1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7"/>
        </table:table-row>
      </table:table>
      <table:table table:name="Sheet1_2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A1]+2)/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([.A2]+1)/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A4]+2)/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([.A5]+1)/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A7]+2)/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([.A8]+1)/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A10]+2)/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([.A11]+1)/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A13]+2)/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([.A14]+1)/3" office:value-type="float" office:value="5" calcext:value-type="float">
            <text:p>5</text:p>
          </table:table-cell>
          <table:table-cell/>
          <table:table-cell office:value-type="string" calcext:value-type="string">
            <text:p>idl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18+1" office:value-type="float" office:value="19" calcext:value-type="float">
            <text:p>19</text:p>
          </table:table-cell>
          <table:table-cell table:formula="of:=18+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A16]+2)/3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([.A17]+1)/3"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H15:.H17])" office:value-type="float" office:value="18" calcext:value-type="float">
            <text:p>18</text:p>
          </table:table-cell>
          <table:table-cell table:formula="of:=SUM([.I15:.I17])" office:value-type="float" office:value="29" calcext:value-type="float">
            <text:p>29</text:p>
          </table:table-cell>
          <table:table-cell table:formula="of:=SUM([.J15:.J17])" office:value-type="float" office:value="30" calcext:value-type="float">
            <text:p>30</text:p>
          </table:table-cell>
          <table:table-cell table:formula="of:=SUM([.H18:.J18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A19]+2)/3" office:value-type="float" office:value="7" calcext:value-type="float">
            <text:p>7</text:p>
          </table:table-cell>
          <table:table-cell table:number-columns-repeated="5"/>
          <table:table-cell table:formula="of:=[.K18]/3" office:value-type="float" office:value="25.6666666666667" calcext:value-type="float">
            <text:p>25.6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([.A20]+1)/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A22]+2)/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([.A23]+1)/3" office:value-type="float" office:value="8" calcext:value-type="float">
            <text:p>8</text:p>
          </table:table-cell>
          <table:table-cell/>
          <table:table-cell table:formula="of:=28+49+60" office:value-type="float" office:value="137" calcext:value-type="float">
            <text:p>137</text:p>
          </table:table-cell>
          <table:table-cell table:formula="of:=[.H23]/3" office:value-type="float" office:value="45.6666666666667" calcext:value-type="float">
            <text:p>45.66666666666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A25]+2)/3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([.A26]+1)/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A28]+2)/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([.A29]+1)/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IF(MOD(([.$A53]-2);3)=0;1+([.$A53]-2)/3;&quot;&quot;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IF(MOD(([.$A54]-2);3)=0;1+([.$A54]-2)/3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+([.A55]-1)/3" office:value-type="float" office:value="19" calcext:value-type="float">
            <text:p>19</text:p>
          </table:table-cell>
          <table:table-cell table:formula="of:=IF(MOD(([.$A55]-2);3)=0;1+([.$A5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MOD(([.$A56]-1);3)=0;1+([.$A56]-1)/3;&quot;&quot;)">
            <text:p/>
          </table:table-cell>
          <table:table-cell table:formula="of:=IF(MOD(([.$A56]-2);3)=0;1+([.$A56]-2)/3;&quot;&quot;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MOD(([.$A57]-1);3)=0;1+([.$A57]-1)/3;&quot;&quot;)">
            <text:p/>
          </table:table-cell>
          <table:table-cell table:formula="of:=IF(MOD(([.$A57]-2);3)=0;1+([.$A57]-2)/3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MOD(([.$A58]-1);3)=0;1+([.$A58]-1)/3;&quot;&quot;)" office:value-type="float" office:value="20" calcext:value-type="float">
            <text:p>20</text:p>
          </table:table-cell>
          <table:table-cell table:formula="of:=IF(MOD(([.$A58]-2);3)=0;1+([.$A5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MOD(([.$A59]-1);3)=0;1+([.$A59]-1)/3;&quot;&quot;)">
            <text:p/>
          </table:table-cell>
          <table:table-cell table:formula="of:=IF(MOD(([.$A59]-2);3)=0;1+([.$A59]-2)/3;&quot;&quot;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MOD(([.$A60]-1);3)=0;1+([.$A60]-1)/3;&quot;&quot;)">
            <text:p/>
          </table:table-cell>
          <table:table-cell table:formula="of:=IF(MOD(([.$A60]-2);3)=0;1+([.$A60]-2)/3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MOD(([.$A61]-1);3)=0;1+([.$A61]-1)/3;&quot;&quot;)" office:value-type="float" office:value="21" calcext:value-type="float">
            <text:p>21</text:p>
          </table:table-cell>
          <table:table-cell table:formula="of:=IF(MOD(([.$A61]-2);3)=0;1+([.$A6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MOD(([.$A62]-1);3)=0;1+([.$A62]-1)/3;&quot;&quot;)">
            <text:p/>
          </table:table-cell>
          <table:table-cell table:formula="of:=IF(MOD(([.$A62]-2);3)=0;1+([.$A62]-2)/3;&quot;&quot;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MOD(([.$A63]-1);3)=0;1+([.$A63]-1)/3;&quot;&quot;)">
            <text:p/>
          </table:table-cell>
          <table:table-cell table:formula="of:=IF(MOD(([.$A63]-2);3)=0;1+([.$A63]-2)/3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MOD(([.$A64]-1);3)=0;1+([.$A64]-1)/3;&quot;&quot;)" office:value-type="float" office:value="22" calcext:value-type="float">
            <text:p>22</text:p>
          </table:table-cell>
          <table:table-cell table:formula="of:=IF(MOD(([.$A64]-2);3)=0;1+([.$A6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MOD(([.$A65]-1);3)=0;1+([.$A65]-1)/3;&quot;&quot;)">
            <text:p/>
          </table:table-cell>
          <table:table-cell table:formula="of:=IF(MOD(([.$A65]-2);3)=0;1+([.$A65]-2)/3;&quot;&quot;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MOD(([.$A66]-1);3)=0;1+([.$A66]-1)/3;&quot;&quot;)">
            <text:p/>
          </table:table-cell>
          <table:table-cell table:formula="of:=IF(MOD(([.$A66]-2);3)=0;1+([.$A66]-2)/3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MOD(([.$A67]-1);3)=0;1+([.$A67]-1)/3;&quot;&quot;)" office:value-type="float" office:value="23" calcext:value-type="float">
            <text:p>23</text:p>
          </table:table-cell>
          <table:table-cell table:formula="of:=IF(MOD(([.$A67]-2);3)=0;1+([.$A6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MOD(([.$A68]-1);3)=0;1+([.$A68]-1)/3;&quot;&quot;)">
            <text:p/>
          </table:table-cell>
          <table:table-cell table:formula="of:=IF(MOD(([.$A68]-2);3)=0;1+([.$A68]-2)/3;&quot;&quot;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MOD(([.$A69]-1);3)=0;1+([.$A69]-1)/3;&quot;&quot;)">
            <text:p/>
          </table:table-cell>
          <table:table-cell table:formula="of:=IF(MOD(([.$A69]-2);3)=0;1+([.$A69]-2)/3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MOD(([.$A70]-1);3)=0;1+([.$A70]-1)/3;&quot;&quot;)" office:value-type="float" office:value="24" calcext:value-type="float">
            <text:p>24</text:p>
          </table:table-cell>
          <table:table-cell table:formula="of:=IF(MOD(([.$A70]-2);3)=0;1+([.$A7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MOD(([.$A71]-1);3)=0;1+([.$A71]-1)/3;&quot;&quot;)">
            <text:p/>
          </table:table-cell>
          <table:table-cell table:formula="of:=IF(MOD(([.$A71]-2);3)=0;1+([.$A71]-2)/3;&quot;&quot;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MOD(([.$A72]-1);3)=0;1+([.$A72]-1)/3;&quot;&quot;)">
            <text:p/>
          </table:table-cell>
          <table:table-cell table:formula="of:=IF(MOD(([.$A72]-2);3)=0;1+([.$A72]-2)/3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MOD(([.$A73]-1);3)=0;1+([.$A73]-1)/3;&quot;&quot;)" office:value-type="float" office:value="25" calcext:value-type="float">
            <text:p>25</text:p>
          </table:table-cell>
          <table:table-cell table:formula="of:=IF(MOD(([.$A73]-2);3)=0;1+([.$A7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MOD(([.$A74]-1);3)=0;1+([.$A74]-1)/3;&quot;&quot;)">
            <text:p/>
          </table:table-cell>
          <table:table-cell table:formula="of:=IF(MOD(([.$A74]-2);3)=0;1+([.$A74]-2)/3;&quot;&quot;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MOD(([.$A75]-1);3)=0;1+([.$A75]-1)/3;&quot;&quot;)">
            <text:p/>
          </table:table-cell>
          <table:table-cell table:formula="of:=IF(MOD(([.$A75]-2);3)=0;1+([.$A75]-2)/3;&quot;&quot;)">
            <text:p/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MOD(([.$A76]-1);3)=0;1+([.$A76]-1)/3;&quot;&quot;)" office:value-type="float" office:value="26" calcext:value-type="float">
            <text:p>26</text:p>
          </table:table-cell>
          <table:table-cell table:formula="of:=IF(MOD(([.$A76]-2);3)=0;1+([.$A7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MOD(([.$A77]-1);3)=0;1+([.$A77]-1)/3;&quot;&quot;)">
            <text:p/>
          </table:table-cell>
          <table:table-cell table:formula="of:=IF(MOD(([.$A77]-2);3)=0;1+([.$A77]-2)/3;&quot;&quot;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MOD(([.$A78]-1);3)=0;1+([.$A78]-1)/3;&quot;&quot;)">
            <text:p/>
          </table:table-cell>
          <table:table-cell table:formula="of:=IF(MOD(([.$A78]-2);3)=0;1+([.$A78]-2)/3;&quot;&quot;)">
            <text:p/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MOD(([.$A79]-1);3)=0;1+([.$A79]-1)/3;&quot;&quot;)" office:value-type="float" office:value="27" calcext:value-type="float">
            <text:p>27</text:p>
          </table:table-cell>
          <table:table-cell table:formula="of:=IF(MOD(([.$A79]-2);3)=0;1+([.$A7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MOD(([.$A80]-1);3)=0;1+([.$A80]-1)/3;&quot;&quot;)">
            <text:p/>
          </table:table-cell>
          <table:table-cell table:formula="of:=IF(MOD(([.$A80]-2);3)=0;1+([.$A80]-2)/3;&quot;&quot;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MOD(([.$A81]-1);3)=0;1+([.$A81]-1)/3;&quot;&quot;)">
            <text:p/>
          </table:table-cell>
          <table:table-cell table:formula="of:=IF(MOD(([.$A81]-2);3)=0;1+([.$A81]-2)/3;&quot;&quot;)">
            <text:p/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MOD(([.$A82]-1);3)=0;1+([.$A82]-1)/3;&quot;&quot;)" office:value-type="float" office:value="28" calcext:value-type="float">
            <text:p>28</text:p>
          </table:table-cell>
          <table:table-cell table:formula="of:=IF(MOD(([.$A82]-2);3)=0;1+([.$A8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MOD(([.$A83]-1);3)=0;1+([.$A83]-1)/3;&quot;&quot;)">
            <text:p/>
          </table:table-cell>
          <table:table-cell table:formula="of:=IF(MOD(([.$A83]-2);3)=0;1+([.$A83]-2)/3;&quot;&quot;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MOD(([.$A84]-1);3)=0;1+([.$A84]-1)/3;&quot;&quot;)">
            <text:p/>
          </table:table-cell>
          <table:table-cell table:formula="of:=IF(MOD(([.$A84]-2);3)=0;1+([.$A84]-2)/3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MOD(([.$A85]-1);3)=0;1+([.$A85]-1)/3;&quot;&quot;)" office:value-type="float" office:value="29" calcext:value-type="float">
            <text:p>29</text:p>
          </table:table-cell>
          <table:table-cell table:formula="of:=IF(MOD(([.$A85]-2);3)=0;1+([.$A8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MOD(([.$A86]-1);3)=0;1+([.$A86]-1)/3;&quot;&quot;)">
            <text:p/>
          </table:table-cell>
          <table:table-cell table:formula="of:=IF(MOD(([.$A86]-2);3)=0;1+([.$A86]-2)/3;&quot;&quot;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MOD(([.$A87]-1);3)=0;1+([.$A87]-1)/3;&quot;&quot;)">
            <text:p/>
          </table:table-cell>
          <table:table-cell table:formula="of:=IF(MOD(([.$A87]-2);3)=0;1+([.$A87]-2)/3;&quot;&quot;)">
            <text:p/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MOD(([.$A88]-1);3)=0;1+([.$A88]-1)/3;&quot;&quot;)" office:value-type="float" office:value="30" calcext:value-type="float">
            <text:p>30</text:p>
          </table:table-cell>
          <table:table-cell table:formula="of:=IF(MOD(([.$A88]-2);3)=0;1+([.$A8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MOD(([.$A89]-1);3)=0;1+([.$A89]-1)/3;&quot;&quot;)">
            <text:p/>
          </table:table-cell>
          <table:table-cell table:formula="of:=IF(MOD(([.$A89]-2);3)=0;1+([.$A89]-2)/3;&quot;&quot;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MOD(([.$A90]-1);3)=0;1+([.$A90]-1)/3;&quot;&quot;)">
            <text:p/>
          </table:table-cell>
          <table:table-cell table:formula="of:=IF(MOD(([.$A90]-2);3)=0;1+([.$A90]-2)/3;&quot;&quot;)">
            <text:p/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MOD(([.$A91]-1);3)=0;1+([.$A91]-1)/3;&quot;&quot;)" office:value-type="float" office:value="31" calcext:value-type="float">
            <text:p>31</text:p>
          </table:table-cell>
          <table:table-cell table:formula="of:=IF(MOD(([.$A91]-2);3)=0;1+([.$A9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MOD(([.$A92]-1);3)=0;1+([.$A92]-1)/3;&quot;&quot;)">
            <text:p/>
          </table:table-cell>
          <table:table-cell table:formula="of:=IF(MOD(([.$A92]-2);3)=0;1+([.$A92]-2)/3;&quot;&quot;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MOD(([.$A93]-1);3)=0;1+([.$A93]-1)/3;&quot;&quot;)">
            <text:p/>
          </table:table-cell>
          <table:table-cell table:formula="of:=IF(MOD(([.$A93]-2);3)=0;1+([.$A93]-2)/3;&quot;&quot;)">
            <text:p/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MOD(([.$A94]-1);3)=0;1+([.$A94]-1)/3;&quot;&quot;)" office:value-type="float" office:value="32" calcext:value-type="float">
            <text:p>32</text:p>
          </table:table-cell>
          <table:table-cell table:formula="of:=IF(MOD(([.$A94]-2);3)=0;1+([.$A9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MOD(([.$A95]-1);3)=0;1+([.$A95]-1)/3;&quot;&quot;)">
            <text:p/>
          </table:table-cell>
          <table:table-cell table:formula="of:=IF(MOD(([.$A95]-2);3)=0;1+([.$A95]-2)/3;&quot;&quot;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MOD(([.$A96]-1);3)=0;1+([.$A96]-1)/3;&quot;&quot;)">
            <text:p/>
          </table:table-cell>
          <table:table-cell table:formula="of:=IF(MOD(([.$A96]-2);3)=0;1+([.$A96]-2)/3;&quot;&quot;)">
            <text:p/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MOD(([.$A97]-1);3)=0;1+([.$A97]-1)/3;&quot;&quot;)" office:value-type="float" office:value="33" calcext:value-type="float">
            <text:p>33</text:p>
          </table:table-cell>
          <table:table-cell table:formula="of:=IF(MOD(([.$A97]-2);3)=0;1+([.$A9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MOD(([.$A98]-1);3)=0;1+([.$A98]-1)/3;&quot;&quot;)">
            <text:p/>
          </table:table-cell>
          <table:table-cell table:formula="of:=IF(MOD(([.$A98]-2);3)=0;1+([.$A98]-2)/3;&quot;&quot;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MOD(([.$A99]-1);3)=0;1+([.$A99]-1)/3;&quot;&quot;)">
            <text:p/>
          </table:table-cell>
          <table:table-cell table:formula="of:=IF(MOD(([.$A99]-2);3)=0;1+([.$A99]-2)/3;&quot;&quot;)">
            <text:p/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MOD(([.$A100]-1);3)=0;1+([.$A100]-1)/3;&quot;&quot;)" office:value-type="float" office:value="34" calcext:value-type="float">
            <text:p>34</text:p>
          </table:table-cell>
          <table:table-cell table:formula="of:=IF(MOD(([.$A100]-2);3)=0;1+([.$A10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MOD(([.$A101]-1);3)=0;1+([.$A101]-1)/3;&quot;&quot;)">
            <text:p/>
          </table:table-cell>
          <table:table-cell table:formula="of:=IF(MOD(([.$A101]-2);3)=0;1+([.$A101]-2)/3;&quot;&quot;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MOD(([.$A102]-1);3)=0;1+([.$A102]-1)/3;&quot;&quot;)">
            <text:p/>
          </table:table-cell>
          <table:table-cell table:formula="of:=IF(MOD(([.$A102]-2);3)=0;1+([.$A102]-2)/3;&quot;&quot;)">
            <text:p/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MOD(([.$A103]-1);3)=0;1+([.$A103]-1)/3;&quot;&quot;)" office:value-type="float" office:value="35" calcext:value-type="float">
            <text:p>35</text:p>
          </table:table-cell>
          <table:table-cell table:formula="of:=IF(MOD(([.$A103]-2);3)=0;1+([.$A10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MOD(([.$A104]-1);3)=0;1+([.$A104]-1)/3;&quot;&quot;)">
            <text:p/>
          </table:table-cell>
          <table:table-cell table:formula="of:=IF(MOD(([.$A104]-2);3)=0;1+([.$A104]-2)/3;&quot;&quot;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MOD(([.$A105]-1);3)=0;1+([.$A105]-1)/3;&quot;&quot;)">
            <text:p/>
          </table:table-cell>
          <table:table-cell table:formula="of:=IF(MOD(([.$A105]-2);3)=0;1+([.$A105]-2)/3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MOD(([.$A106]-1);3)=0;1+([.$A106]-1)/3;&quot;&quot;)" office:value-type="float" office:value="36" calcext:value-type="float">
            <text:p>36</text:p>
          </table:table-cell>
          <table:table-cell table:formula="of:=IF(MOD(([.$A106]-2);3)=0;1+([.$A10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MOD(([.$A107]-1);3)=0;1+([.$A107]-1)/3;&quot;&quot;)">
            <text:p/>
          </table:table-cell>
          <table:table-cell table:formula="of:=IF(MOD(([.$A107]-2);3)=0;1+([.$A107]-2)/3;&quot;&quot;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MOD(([.$A108]-1);3)=0;1+([.$A108]-1)/3;&quot;&quot;)">
            <text:p/>
          </table:table-cell>
          <table:table-cell table:formula="of:=IF(MOD(([.$A108]-2);3)=0;1+([.$A108]-2)/3;&quot;&quot;)">
            <text:p/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MOD(([.$A109]-1);3)=0;1+([.$A109]-1)/3;&quot;&quot;)" office:value-type="float" office:value="37" calcext:value-type="float">
            <text:p>37</text:p>
          </table:table-cell>
          <table:table-cell table:formula="of:=IF(MOD(([.$A109]-2);3)=0;1+([.$A10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MOD(([.$A110]-1);3)=0;1+([.$A110]-1)/3;&quot;&quot;)">
            <text:p/>
          </table:table-cell>
          <table:table-cell table:formula="of:=IF(MOD(([.$A110]-2);3)=0;1+([.$A110]-2)/3;&quot;&quot;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MOD(([.$A111]-1);3)=0;1+([.$A111]-1)/3;&quot;&quot;)">
            <text:p/>
          </table:table-cell>
          <table:table-cell table:formula="of:=IF(MOD(([.$A111]-2);3)=0;1+([.$A111]-2)/3;&quot;&quot;)">
            <text:p/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MOD(([.$A112]-1);3)=0;1+([.$A112]-1)/3;&quot;&quot;)" office:value-type="float" office:value="38" calcext:value-type="float">
            <text:p>38</text:p>
          </table:table-cell>
          <table:table-cell table:formula="of:=IF(MOD(([.$A112]-2);3)=0;1+([.$A11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MOD(([.$A113]-1);3)=0;1+([.$A113]-1)/3;&quot;&quot;)">
            <text:p/>
          </table:table-cell>
          <table:table-cell table:formula="of:=IF(MOD(([.$A113]-2);3)=0;1+([.$A113]-2)/3;&quot;&quot;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MOD(([.$A114]-1);3)=0;1+([.$A114]-1)/3;&quot;&quot;)">
            <text:p/>
          </table:table-cell>
          <table:table-cell table:formula="of:=IF(MOD(([.$A114]-2);3)=0;1+([.$A114]-2)/3;&quot;&quot;)">
            <text:p/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MOD(([.$A115]-1);3)=0;1+([.$A115]-1)/3;&quot;&quot;)" office:value-type="float" office:value="39" calcext:value-type="float">
            <text:p>39</text:p>
          </table:table-cell>
          <table:table-cell table:formula="of:=IF(MOD(([.$A115]-2);3)=0;1+([.$A11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MOD(([.$A116]-1);3)=0;1+([.$A116]-1)/3;&quot;&quot;)">
            <text:p/>
          </table:table-cell>
          <table:table-cell table:formula="of:=IF(MOD(([.$A116]-2);3)=0;1+([.$A116]-2)/3;&quot;&quot;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MOD(([.$A117]-1);3)=0;1+([.$A117]-1)/3;&quot;&quot;)">
            <text:p/>
          </table:table-cell>
          <table:table-cell table:formula="of:=IF(MOD(([.$A117]-2);3)=0;1+([.$A117]-2)/3;&quot;&quot;)">
            <text:p/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MOD(([.$A118]-1);3)=0;1+([.$A118]-1)/3;&quot;&quot;)" office:value-type="float" office:value="40" calcext:value-type="float">
            <text:p>40</text:p>
          </table:table-cell>
          <table:table-cell table:formula="of:=IF(MOD(([.$A118]-2);3)=0;1+([.$A11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MOD(([.$A119]-1);3)=0;1+([.$A119]-1)/3;&quot;&quot;)">
            <text:p/>
          </table:table-cell>
          <table:table-cell table:formula="of:=IF(MOD(([.$A119]-2);3)=0;1+([.$A119]-2)/3;&quot;&quot;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MOD(([.$A120]-1);3)=0;1+([.$A120]-1)/3;&quot;&quot;)">
            <text:p/>
          </table:table-cell>
          <table:table-cell table:formula="of:=IF(MOD(([.$A120]-2);3)=0;1+([.$A120]-2)/3;&quot;&quot;)">
            <text:p/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MOD(([.$A121]-1);3)=0;1+([.$A121]-1)/3;&quot;&quot;)" office:value-type="float" office:value="41" calcext:value-type="float">
            <text:p>41</text:p>
          </table:table-cell>
          <table:table-cell table:formula="of:=IF(MOD(([.$A121]-2);3)=0;1+([.$A12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MOD(([.$A122]-1);3)=0;1+([.$A122]-1)/3;&quot;&quot;)">
            <text:p/>
          </table:table-cell>
          <table:table-cell table:formula="of:=IF(MOD(([.$A122]-2);3)=0;1+([.$A122]-2)/3;&quot;&quot;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MOD(([.$A123]-1);3)=0;1+([.$A123]-1)/3;&quot;&quot;)">
            <text:p/>
          </table:table-cell>
          <table:table-cell table:formula="of:=IF(MOD(([.$A123]-2);3)=0;1+([.$A123]-2)/3;&quot;&quot;)">
            <text:p/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MOD(([.$A124]-1);3)=0;1+([.$A124]-1)/3;&quot;&quot;)" office:value-type="float" office:value="42" calcext:value-type="float">
            <text:p>42</text:p>
          </table:table-cell>
          <table:table-cell table:formula="of:=IF(MOD(([.$A124]-2);3)=0;1+([.$A12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MOD(([.$A125]-1);3)=0;1+([.$A125]-1)/3;&quot;&quot;)">
            <text:p/>
          </table:table-cell>
          <table:table-cell table:formula="of:=IF(MOD(([.$A125]-2);3)=0;1+([.$A125]-2)/3;&quot;&quot;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MOD(([.$A126]-1);3)=0;1+([.$A126]-1)/3;&quot;&quot;)">
            <text:p/>
          </table:table-cell>
          <table:table-cell table:formula="of:=IF(MOD(([.$A126]-2);3)=0;1+([.$A126]-2)/3;&quot;&quot;)">
            <text:p/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MOD(([.$A127]-1);3)=0;1+([.$A127]-1)/3;&quot;&quot;)" office:value-type="float" office:value="43" calcext:value-type="float">
            <text:p>43</text:p>
          </table:table-cell>
          <table:table-cell table:formula="of:=IF(MOD(([.$A127]-2);3)=0;1+([.$A12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MOD(([.$A128]-1);3)=0;1+([.$A128]-1)/3;&quot;&quot;)">
            <text:p/>
          </table:table-cell>
          <table:table-cell table:formula="of:=IF(MOD(([.$A128]-2);3)=0;1+([.$A128]-2)/3;&quot;&quot;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MOD(([.$A129]-1);3)=0;1+([.$A129]-1)/3;&quot;&quot;)">
            <text:p/>
          </table:table-cell>
          <table:table-cell table:formula="of:=IF(MOD(([.$A129]-2);3)=0;1+([.$A129]-2)/3;&quot;&quot;)">
            <text:p/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MOD(([.$A130]-1);3)=0;1+([.$A130]-1)/3;&quot;&quot;)" office:value-type="float" office:value="44" calcext:value-type="float">
            <text:p>44</text:p>
          </table:table-cell>
          <table:table-cell table:formula="of:=IF(MOD(([.$A130]-2);3)=0;1+([.$A13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MOD(([.$A131]-1);3)=0;1+([.$A131]-1)/3;&quot;&quot;)">
            <text:p/>
          </table:table-cell>
          <table:table-cell table:formula="of:=IF(MOD(([.$A131]-2);3)=0;1+([.$A131]-2)/3;&quot;&quot;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MOD(([.$A132]-1);3)=0;1+([.$A132]-1)/3;&quot;&quot;)">
            <text:p/>
          </table:table-cell>
          <table:table-cell table:formula="of:=IF(MOD(([.$A132]-2);3)=0;1+([.$A132]-2)/3;&quot;&quot;)">
            <text:p/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MOD(([.$A133]-1);3)=0;1+([.$A133]-1)/3;&quot;&quot;)" office:value-type="float" office:value="45" calcext:value-type="float">
            <text:p>45</text:p>
          </table:table-cell>
          <table:table-cell table:formula="of:=IF(MOD(([.$A133]-2);3)=0;1+([.$A13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MOD(([.$A134]-1);3)=0;1+([.$A134]-1)/3;&quot;&quot;)">
            <text:p/>
          </table:table-cell>
          <table:table-cell table:formula="of:=IF(MOD(([.$A134]-2);3)=0;1+([.$A134]-2)/3;&quot;&quot;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MOD(([.$A135]-1);3)=0;1+([.$A135]-1)/3;&quot;&quot;)">
            <text:p/>
          </table:table-cell>
          <table:table-cell table:formula="of:=IF(MOD(([.$A135]-2);3)=0;1+([.$A135]-2)/3;&quot;&quot;)">
            <text:p/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MOD(([.$A136]-1);3)=0;1+([.$A136]-1)/3;&quot;&quot;)" office:value-type="float" office:value="46" calcext:value-type="float">
            <text:p>46</text:p>
          </table:table-cell>
          <table:table-cell table:formula="of:=IF(MOD(([.$A136]-2);3)=0;1+([.$A13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MOD(([.$A137]-1);3)=0;1+([.$A137]-1)/3;&quot;&quot;)">
            <text:p/>
          </table:table-cell>
          <table:table-cell table:formula="of:=IF(MOD(([.$A137]-2);3)=0;1+([.$A137]-2)/3;&quot;&quot;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MOD(([.$A138]-1);3)=0;1+([.$A138]-1)/3;&quot;&quot;)">
            <text:p/>
          </table:table-cell>
          <table:table-cell table:formula="of:=IF(MOD(([.$A138]-2);3)=0;1+([.$A138]-2)/3;&quot;&quot;)">
            <text:p/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MOD(([.$A139]-1);3)=0;1+([.$A139]-1)/3;&quot;&quot;)" office:value-type="float" office:value="47" calcext:value-type="float">
            <text:p>47</text:p>
          </table:table-cell>
          <table:table-cell table:formula="of:=IF(MOD(([.$A139]-2);3)=0;1+([.$A13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MOD(([.$A140]-1);3)=0;1+([.$A140]-1)/3;&quot;&quot;)">
            <text:p/>
          </table:table-cell>
          <table:table-cell table:formula="of:=IF(MOD(([.$A140]-2);3)=0;1+([.$A140]-2)/3;&quot;&quot;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MOD(([.$A141]-1);3)=0;1+([.$A141]-1)/3;&quot;&quot;)">
            <text:p/>
          </table:table-cell>
          <table:table-cell table:formula="of:=IF(MOD(([.$A141]-2);3)=0;1+([.$A141]-2)/3;&quot;&quot;)">
            <text:p/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MOD(([.$A142]-1);3)=0;1+([.$A142]-1)/3;&quot;&quot;)" office:value-type="float" office:value="48" calcext:value-type="float">
            <text:p>48</text:p>
          </table:table-cell>
          <table:table-cell table:formula="of:=IF(MOD(([.$A142]-2);3)=0;1+([.$A14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MOD(([.$A143]-1);3)=0;1+([.$A143]-1)/3;&quot;&quot;)">
            <text:p/>
          </table:table-cell>
          <table:table-cell table:formula="of:=IF(MOD(([.$A143]-2);3)=0;1+([.$A143]-2)/3;&quot;&quot;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MOD(([.$A144]-1);3)=0;1+([.$A144]-1)/3;&quot;&quot;)">
            <text:p/>
          </table:table-cell>
          <table:table-cell table:formula="of:=IF(MOD(([.$A144]-2);3)=0;1+([.$A144]-2)/3;&quot;&quot;)">
            <text:p/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MOD(([.$A145]-1);3)=0;1+([.$A145]-1)/3;&quot;&quot;)" office:value-type="float" office:value="49" calcext:value-type="float">
            <text:p>49</text:p>
          </table:table-cell>
          <table:table-cell table:formula="of:=IF(MOD(([.$A145]-2);3)=0;1+([.$A14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MOD(([.$A146]-1);3)=0;1+([.$A146]-1)/3;&quot;&quot;)">
            <text:p/>
          </table:table-cell>
          <table:table-cell table:formula="of:=IF(MOD(([.$A146]-2);3)=0;1+([.$A146]-2)/3;&quot;&quot;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MOD(([.$A147]-1);3)=0;1+([.$A147]-1)/3;&quot;&quot;)">
            <text:p/>
          </table:table-cell>
          <table:table-cell table:formula="of:=IF(MOD(([.$A147]-2);3)=0;1+([.$A147]-2)/3;&quot;&quot;)">
            <text:p/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MOD(([.$A148]-1);3)=0;1+([.$A148]-1)/3;&quot;&quot;)" office:value-type="float" office:value="50" calcext:value-type="float">
            <text:p>50</text:p>
          </table:table-cell>
          <table:table-cell table:formula="of:=IF(MOD(([.$A148]-2);3)=0;1+([.$A14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MOD(([.$A149]-1);3)=0;1+([.$A149]-1)/3;&quot;&quot;)">
            <text:p/>
          </table:table-cell>
          <table:table-cell table:formula="of:=IF(MOD(([.$A149]-2);3)=0;1+([.$A149]-2)/3;&quot;&quot;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MOD(([.$A150]-1);3)=0;1+([.$A150]-1)/3;&quot;&quot;)">
            <text:p/>
          </table:table-cell>
          <table:table-cell table:formula="of:=IF(MOD(([.$A150]-2);3)=0;1+([.$A150]-2)/3;&quot;&quot;)">
            <text:p/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MOD(([.$A151]-1);3)=0;1+([.$A151]-1)/3;&quot;&quot;)" office:value-type="float" office:value="51" calcext:value-type="float">
            <text:p>51</text:p>
          </table:table-cell>
          <table:table-cell table:formula="of:=IF(MOD(([.$A151]-2);3)=0;1+([.$A15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MOD(([.$A152]-1);3)=0;1+([.$A152]-1)/3;&quot;&quot;)">
            <text:p/>
          </table:table-cell>
          <table:table-cell table:formula="of:=IF(MOD(([.$A152]-2);3)=0;1+([.$A152]-2)/3;&quot;&quot;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MOD(([.$A153]-1);3)=0;1+([.$A153]-1)/3;&quot;&quot;)">
            <text:p/>
          </table:table-cell>
          <table:table-cell table:formula="of:=IF(MOD(([.$A153]-2);3)=0;1+([.$A153]-2)/3;&quot;&quot;)">
            <text:p/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MOD(([.$A154]-1);3)=0;1+([.$A154]-1)/3;&quot;&quot;)" office:value-type="float" office:value="52" calcext:value-type="float">
            <text:p>52</text:p>
          </table:table-cell>
          <table:table-cell table:formula="of:=IF(MOD(([.$A154]-2);3)=0;1+([.$A15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MOD(([.$A155]-1);3)=0;1+([.$A155]-1)/3;&quot;&quot;)">
            <text:p/>
          </table:table-cell>
          <table:table-cell table:formula="of:=IF(MOD(([.$A155]-2);3)=0;1+([.$A155]-2)/3;&quot;&quot;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MOD(([.$A156]-1);3)=0;1+([.$A156]-1)/3;&quot;&quot;)">
            <text:p/>
          </table:table-cell>
          <table:table-cell table:formula="of:=IF(MOD(([.$A156]-2);3)=0;1+([.$A156]-2)/3;&quot;&quot;)">
            <text:p/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MOD(([.$A157]-1);3)=0;1+([.$A157]-1)/3;&quot;&quot;)" office:value-type="float" office:value="53" calcext:value-type="float">
            <text:p>53</text:p>
          </table:table-cell>
          <table:table-cell table:formula="of:=IF(MOD(([.$A157]-2);3)=0;1+([.$A15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MOD(([.$A158]-1);3)=0;1+([.$A158]-1)/3;&quot;&quot;)">
            <text:p/>
          </table:table-cell>
          <table:table-cell table:formula="of:=IF(MOD(([.$A158]-2);3)=0;1+([.$A158]-2)/3;&quot;&quot;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MOD(([.$A159]-1);3)=0;1+([.$A159]-1)/3;&quot;&quot;)">
            <text:p/>
          </table:table-cell>
          <table:table-cell table:formula="of:=IF(MOD(([.$A159]-2);3)=0;1+([.$A159]-2)/3;&quot;&quot;)">
            <text:p/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MOD(([.$A160]-1);3)=0;1+([.$A160]-1)/3;&quot;&quot;)" office:value-type="float" office:value="54" calcext:value-type="float">
            <text:p>54</text:p>
          </table:table-cell>
          <table:table-cell table:formula="of:=IF(MOD(([.$A160]-2);3)=0;1+([.$A16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MOD(([.$A161]-1);3)=0;1+([.$A161]-1)/3;&quot;&quot;)">
            <text:p/>
          </table:table-cell>
          <table:table-cell table:formula="of:=IF(MOD(([.$A161]-2);3)=0;1+([.$A161]-2)/3;&quot;&quot;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MOD(([.$A162]-1);3)=0;1+([.$A162]-1)/3;&quot;&quot;)">
            <text:p/>
          </table:table-cell>
          <table:table-cell table:formula="of:=IF(MOD(([.$A162]-2);3)=0;1+([.$A162]-2)/3;&quot;&quot;)">
            <text:p/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MOD(([.$A163]-1);3)=0;1+([.$A163]-1)/3;&quot;&quot;)" office:value-type="float" office:value="55" calcext:value-type="float">
            <text:p>55</text:p>
          </table:table-cell>
          <table:table-cell table:formula="of:=IF(MOD(([.$A163]-2);3)=0;1+([.$A16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MOD(([.$A164]-1);3)=0;1+([.$A164]-1)/3;&quot;&quot;)">
            <text:p/>
          </table:table-cell>
          <table:table-cell table:formula="of:=IF(MOD(([.$A164]-2);3)=0;1+([.$A164]-2)/3;&quot;&quot;)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MOD(([.$A165]-1);3)=0;1+([.$A165]-1)/3;&quot;&quot;)">
            <text:p/>
          </table:table-cell>
          <table:table-cell table:formula="of:=IF(MOD(([.$A165]-2);3)=0;1+([.$A165]-2)/3;&quot;&quot;)">
            <text:p/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MOD(([.$A166]-1);3)=0;1+([.$A166]-1)/3;&quot;&quot;)" office:value-type="float" office:value="56" calcext:value-type="float">
            <text:p>56</text:p>
          </table:table-cell>
          <table:table-cell table:formula="of:=IF(MOD(([.$A166]-2);3)=0;1+([.$A16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MOD(([.$A167]-1);3)=0;1+([.$A167]-1)/3;&quot;&quot;)">
            <text:p/>
          </table:table-cell>
          <table:table-cell table:formula="of:=IF(MOD(([.$A167]-2);3)=0;1+([.$A167]-2)/3;&quot;&quot;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MOD(([.$A168]-1);3)=0;1+([.$A168]-1)/3;&quot;&quot;)">
            <text:p/>
          </table:table-cell>
          <table:table-cell table:formula="of:=IF(MOD(([.$A168]-2);3)=0;1+([.$A168]-2)/3;&quot;&quot;)">
            <text:p/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MOD(([.$A169]-1);3)=0;1+([.$A169]-1)/3;&quot;&quot;)" office:value-type="float" office:value="57" calcext:value-type="float">
            <text:p>57</text:p>
          </table:table-cell>
          <table:table-cell table:formula="of:=IF(MOD(([.$A169]-2);3)=0;1+([.$A16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MOD(([.$A170]-1);3)=0;1+([.$A170]-1)/3;&quot;&quot;)">
            <text:p/>
          </table:table-cell>
          <table:table-cell table:formula="of:=IF(MOD(([.$A170]-2);3)=0;1+([.$A170]-2)/3;&quot;&quot;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MOD(([.$A171]-1);3)=0;1+([.$A171]-1)/3;&quot;&quot;)">
            <text:p/>
          </table:table-cell>
          <table:table-cell table:formula="of:=IF(MOD(([.$A171]-2);3)=0;1+([.$A171]-2)/3;&quot;&quot;)">
            <text:p/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MOD(([.$A172]-1);3)=0;1+([.$A172]-1)/3;&quot;&quot;)" office:value-type="float" office:value="58" calcext:value-type="float">
            <text:p>58</text:p>
          </table:table-cell>
          <table:table-cell table:formula="of:=IF(MOD(([.$A172]-2);3)=0;1+([.$A17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MOD(([.$A173]-1);3)=0;1+([.$A173]-1)/3;&quot;&quot;)">
            <text:p/>
          </table:table-cell>
          <table:table-cell table:formula="of:=IF(MOD(([.$A173]-2);3)=0;1+([.$A173]-2)/3;&quot;&quot;)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MOD(([.$A174]-1);3)=0;1+([.$A174]-1)/3;&quot;&quot;)">
            <text:p/>
          </table:table-cell>
          <table:table-cell table:formula="of:=IF(MOD(([.$A174]-2);3)=0;1+([.$A174]-2)/3;&quot;&quot;)">
            <text:p/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MOD(([.$A175]-1);3)=0;1+([.$A175]-1)/3;&quot;&quot;)" office:value-type="float" office:value="59" calcext:value-type="float">
            <text:p>59</text:p>
          </table:table-cell>
          <table:table-cell table:formula="of:=IF(MOD(([.$A175]-2);3)=0;1+([.$A17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MOD(([.$A176]-1);3)=0;1+([.$A176]-1)/3;&quot;&quot;)">
            <text:p/>
          </table:table-cell>
          <table:table-cell table:formula="of:=IF(MOD(([.$A176]-2);3)=0;1+([.$A176]-2)/3;&quot;&quot;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MOD(([.$A177]-1);3)=0;1+([.$A177]-1)/3;&quot;&quot;)">
            <text:p/>
          </table:table-cell>
          <table:table-cell table:formula="of:=IF(MOD(([.$A177]-2);3)=0;1+([.$A177]-2)/3;&quot;&quot;)">
            <text:p/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MOD(([.$A178]-1);3)=0;1+([.$A178]-1)/3;&quot;&quot;)" office:value-type="float" office:value="60" calcext:value-type="float">
            <text:p>60</text:p>
          </table:table-cell>
          <table:table-cell table:formula="of:=IF(MOD(([.$A178]-2);3)=0;1+([.$A17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MOD(([.$A179]-1);3)=0;1+([.$A179]-1)/3;&quot;&quot;)">
            <text:p/>
          </table:table-cell>
          <table:table-cell table:formula="of:=IF(MOD(([.$A179]-2);3)=0;1+([.$A179]-2)/3;&quot;&quot;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MOD(([.$A180]-1);3)=0;1+([.$A180]-1)/3;&quot;&quot;)">
            <text:p/>
          </table:table-cell>
          <table:table-cell table:formula="of:=IF(MOD(([.$A180]-2);3)=0;1+([.$A180]-2)/3;&quot;&quot;)">
            <text:p/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MOD(([.$A181]-1);3)=0;1+([.$A181]-1)/3;&quot;&quot;)" office:value-type="float" office:value="61" calcext:value-type="float">
            <text:p>61</text:p>
          </table:table-cell>
          <table:table-cell table:formula="of:=IF(MOD(([.$A181]-2);3)=0;1+([.$A18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MOD(([.$A182]-1);3)=0;1+([.$A182]-1)/3;&quot;&quot;)">
            <text:p/>
          </table:table-cell>
          <table:table-cell table:formula="of:=IF(MOD(([.$A182]-2);3)=0;1+([.$A182]-2)/3;&quot;&quot;)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MOD(([.$A183]-1);3)=0;1+([.$A183]-1)/3;&quot;&quot;)">
            <text:p/>
          </table:table-cell>
          <table:table-cell table:formula="of:=IF(MOD(([.$A183]-2);3)=0;1+([.$A183]-2)/3;&quot;&quot;)">
            <text:p/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MOD(([.$A184]-1);3)=0;1+([.$A184]-1)/3;&quot;&quot;)" office:value-type="float" office:value="62" calcext:value-type="float">
            <text:p>62</text:p>
          </table:table-cell>
          <table:table-cell table:formula="of:=IF(MOD(([.$A184]-2);3)=0;1+([.$A18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MOD(([.$A185]-1);3)=0;1+([.$A185]-1)/3;&quot;&quot;)">
            <text:p/>
          </table:table-cell>
          <table:table-cell table:formula="of:=IF(MOD(([.$A185]-2);3)=0;1+([.$A185]-2)/3;&quot;&quot;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MOD(([.$A186]-1);3)=0;1+([.$A186]-1)/3;&quot;&quot;)">
            <text:p/>
          </table:table-cell>
          <table:table-cell table:formula="of:=IF(MOD(([.$A186]-2);3)=0;1+([.$A186]-2)/3;&quot;&quot;)">
            <text:p/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MOD(([.$A187]-1);3)=0;1+([.$A187]-1)/3;&quot;&quot;)" office:value-type="float" office:value="63" calcext:value-type="float">
            <text:p>63</text:p>
          </table:table-cell>
          <table:table-cell table:formula="of:=IF(MOD(([.$A187]-2);3)=0;1+([.$A18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MOD(([.$A188]-1);3)=0;1+([.$A188]-1)/3;&quot;&quot;)">
            <text:p/>
          </table:table-cell>
          <table:table-cell table:formula="of:=IF(MOD(([.$A188]-2);3)=0;1+([.$A188]-2)/3;&quot;&quot;)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MOD(([.$A189]-1);3)=0;1+([.$A189]-1)/3;&quot;&quot;)">
            <text:p/>
          </table:table-cell>
          <table:table-cell table:formula="of:=IF(MOD(([.$A189]-2);3)=0;1+([.$A189]-2)/3;&quot;&quot;)">
            <text:p/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MOD(([.$A190]-1);3)=0;1+([.$A190]-1)/3;&quot;&quot;)" office:value-type="float" office:value="64" calcext:value-type="float">
            <text:p>64</text:p>
          </table:table-cell>
          <table:table-cell table:formula="of:=IF(MOD(([.$A190]-2);3)=0;1+([.$A19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MOD(([.$A191]-1);3)=0;1+([.$A191]-1)/3;&quot;&quot;)">
            <text:p/>
          </table:table-cell>
          <table:table-cell table:formula="of:=IF(MOD(([.$A191]-2);3)=0;1+([.$A191]-2)/3;&quot;&quot;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MOD(([.$A192]-1);3)=0;1+([.$A192]-1)/3;&quot;&quot;)">
            <text:p/>
          </table:table-cell>
          <table:table-cell table:formula="of:=IF(MOD(([.$A192]-2);3)=0;1+([.$A192]-2)/3;&quot;&quot;)">
            <text:p/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MOD(([.$A193]-1);3)=0;1+([.$A193]-1)/3;&quot;&quot;)" office:value-type="float" office:value="65" calcext:value-type="float">
            <text:p>65</text:p>
          </table:table-cell>
          <table:table-cell table:formula="of:=IF(MOD(([.$A193]-2);3)=0;1+([.$A19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MOD(([.$A194]-1);3)=0;1+([.$A194]-1)/3;&quot;&quot;)">
            <text:p/>
          </table:table-cell>
          <table:table-cell table:formula="of:=IF(MOD(([.$A194]-2);3)=0;1+([.$A194]-2)/3;&quot;&quot;)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MOD(([.$A195]-1);3)=0;1+([.$A195]-1)/3;&quot;&quot;)">
            <text:p/>
          </table:table-cell>
          <table:table-cell table:formula="of:=IF(MOD(([.$A195]-2);3)=0;1+([.$A195]-2)/3;&quot;&quot;)">
            <text:p/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MOD(([.$A196]-1);3)=0;1+([.$A196]-1)/3;&quot;&quot;)" office:value-type="float" office:value="66" calcext:value-type="float">
            <text:p>66</text:p>
          </table:table-cell>
          <table:table-cell table:formula="of:=IF(MOD(([.$A196]-2);3)=0;1+([.$A19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MOD(([.$A197]-1);3)=0;1+([.$A197]-1)/3;&quot;&quot;)">
            <text:p/>
          </table:table-cell>
          <table:table-cell table:formula="of:=IF(MOD(([.$A197]-2);3)=0;1+([.$A197]-2)/3;&quot;&quot;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MOD(([.$A198]-1);3)=0;1+([.$A198]-1)/3;&quot;&quot;)">
            <text:p/>
          </table:table-cell>
          <table:table-cell table:formula="of:=IF(MOD(([.$A198]-2);3)=0;1+([.$A198]-2)/3;&quot;&quot;)">
            <text:p/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MOD(([.$A199]-1);3)=0;1+([.$A199]-1)/3;&quot;&quot;)" office:value-type="float" office:value="67" calcext:value-type="float">
            <text:p>67</text:p>
          </table:table-cell>
          <table:table-cell table:formula="of:=IF(MOD(([.$A199]-2);3)=0;1+([.$A19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MOD(([.$A200]-1);3)=0;1+([.$A200]-1)/3;&quot;&quot;)">
            <text:p/>
          </table:table-cell>
          <table:table-cell table:formula="of:=IF(MOD(([.$A200]-2);3)=0;1+([.$A200]-2)/3;&quot;&quot;)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MOD(([.$A201]-1);3)=0;1+([.$A201]-1)/3;&quot;&quot;)">
            <text:p/>
          </table:table-cell>
          <table:table-cell table:formula="of:=IF(MOD(([.$A201]-2);3)=0;1+([.$A201]-2)/3;&quot;&quot;)">
            <text:p/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MOD(([.$A202]-1);3)=0;1+([.$A202]-1)/3;&quot;&quot;)" office:value-type="float" office:value="68" calcext:value-type="float">
            <text:p>68</text:p>
          </table:table-cell>
          <table:table-cell table:formula="of:=IF(MOD(([.$A202]-2);3)=0;1+([.$A20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MOD(([.$A203]-1);3)=0;1+([.$A203]-1)/3;&quot;&quot;)">
            <text:p/>
          </table:table-cell>
          <table:table-cell table:formula="of:=IF(MOD(([.$A203]-2);3)=0;1+([.$A203]-2)/3;&quot;&quot;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(MOD(([.$A204]-1);3)=0;1+([.$A204]-1)/3;&quot;&quot;)">
            <text:p/>
          </table:table-cell>
          <table:table-cell table:formula="of:=IF(MOD(([.$A204]-2);3)=0;1+([.$A204]-2)/3;&quot;&quot;)">
            <text:p/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MOD(([.$A205]-1);3)=0;1+([.$A205]-1)/3;&quot;&quot;)" office:value-type="float" office:value="69" calcext:value-type="float">
            <text:p>69</text:p>
          </table:table-cell>
          <table:table-cell table:formula="of:=IF(MOD(([.$A205]-2);3)=0;1+([.$A20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MOD(([.$A206]-1);3)=0;1+([.$A206]-1)/3;&quot;&quot;)">
            <text:p/>
          </table:table-cell>
          <table:table-cell table:formula="of:=IF(MOD(([.$A206]-2);3)=0;1+([.$A206]-2)/3;&quot;&quot;)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MOD(([.$A207]-1);3)=0;1+([.$A207]-1)/3;&quot;&quot;)">
            <text:p/>
          </table:table-cell>
          <table:table-cell table:formula="of:=IF(MOD(([.$A207]-2);3)=0;1+([.$A207]-2)/3;&quot;&quot;)">
            <text:p/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MOD(([.$A208]-1);3)=0;1+([.$A208]-1)/3;&quot;&quot;)" office:value-type="float" office:value="70" calcext:value-type="float">
            <text:p>70</text:p>
          </table:table-cell>
          <table:table-cell table:formula="of:=IF(MOD(([.$A208]-2);3)=0;1+([.$A20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MOD(([.$A209]-1);3)=0;1+([.$A209]-1)/3;&quot;&quot;)">
            <text:p/>
          </table:table-cell>
          <table:table-cell table:formula="of:=IF(MOD(([.$A209]-2);3)=0;1+([.$A209]-2)/3;&quot;&quot;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MOD(([.$A210]-1);3)=0;1+([.$A210]-1)/3;&quot;&quot;)">
            <text:p/>
          </table:table-cell>
          <table:table-cell table:formula="of:=IF(MOD(([.$A210]-2);3)=0;1+([.$A210]-2)/3;&quot;&quot;)">
            <text:p/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MOD(([.$A211]-1);3)=0;1+([.$A211]-1)/3;&quot;&quot;)" office:value-type="float" office:value="71" calcext:value-type="float">
            <text:p>71</text:p>
          </table:table-cell>
          <table:table-cell table:formula="of:=IF(MOD(([.$A211]-2);3)=0;1+([.$A21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MOD(([.$A212]-1);3)=0;1+([.$A212]-1)/3;&quot;&quot;)">
            <text:p/>
          </table:table-cell>
          <table:table-cell table:formula="of:=IF(MOD(([.$A212]-2);3)=0;1+([.$A212]-2)/3;&quot;&quot;)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MOD(([.$A213]-1);3)=0;1+([.$A213]-1)/3;&quot;&quot;)">
            <text:p/>
          </table:table-cell>
          <table:table-cell table:formula="of:=IF(MOD(([.$A213]-2);3)=0;1+([.$A213]-2)/3;&quot;&quot;)">
            <text:p/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MOD(([.$A214]-1);3)=0;1+([.$A214]-1)/3;&quot;&quot;)" office:value-type="float" office:value="72" calcext:value-type="float">
            <text:p>72</text:p>
          </table:table-cell>
          <table:table-cell table:formula="of:=IF(MOD(([.$A214]-2);3)=0;1+([.$A21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MOD(([.$A215]-1);3)=0;1+([.$A215]-1)/3;&quot;&quot;)">
            <text:p/>
          </table:table-cell>
          <table:table-cell table:formula="of:=IF(MOD(([.$A215]-2);3)=0;1+([.$A215]-2)/3;&quot;&quot;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MOD(([.$A216]-1);3)=0;1+([.$A216]-1)/3;&quot;&quot;)">
            <text:p/>
          </table:table-cell>
          <table:table-cell table:formula="of:=IF(MOD(([.$A216]-2);3)=0;1+([.$A216]-2)/3;&quot;&quot;)">
            <text:p/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MOD(([.$A217]-1);3)=0;1+([.$A217]-1)/3;&quot;&quot;)" office:value-type="float" office:value="73" calcext:value-type="float">
            <text:p>73</text:p>
          </table:table-cell>
          <table:table-cell table:formula="of:=IF(MOD(([.$A217]-2);3)=0;1+([.$A21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MOD(([.$A218]-1);3)=0;1+([.$A218]-1)/3;&quot;&quot;)">
            <text:p/>
          </table:table-cell>
          <table:table-cell table:formula="of:=IF(MOD(([.$A218]-2);3)=0;1+([.$A218]-2)/3;&quot;&quot;)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MOD(([.$A219]-1);3)=0;1+([.$A219]-1)/3;&quot;&quot;)">
            <text:p/>
          </table:table-cell>
          <table:table-cell table:formula="of:=IF(MOD(([.$A219]-2);3)=0;1+([.$A219]-2)/3;&quot;&quot;)">
            <text:p/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MOD(([.$A220]-1);3)=0;1+([.$A220]-1)/3;&quot;&quot;)" office:value-type="float" office:value="74" calcext:value-type="float">
            <text:p>74</text:p>
          </table:table-cell>
          <table:table-cell table:formula="of:=IF(MOD(([.$A220]-2);3)=0;1+([.$A22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MOD(([.$A221]-1);3)=0;1+([.$A221]-1)/3;&quot;&quot;)">
            <text:p/>
          </table:table-cell>
          <table:table-cell table:formula="of:=IF(MOD(([.$A221]-2);3)=0;1+([.$A221]-2)/3;&quot;&quot;)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MOD(([.$A222]-1);3)=0;1+([.$A222]-1)/3;&quot;&quot;)">
            <text:p/>
          </table:table-cell>
          <table:table-cell table:formula="of:=IF(MOD(([.$A222]-2);3)=0;1+([.$A222]-2)/3;&quot;&quot;)">
            <text:p/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MOD(([.$A223]-1);3)=0;1+([.$A223]-1)/3;&quot;&quot;)" office:value-type="float" office:value="75" calcext:value-type="float">
            <text:p>75</text:p>
          </table:table-cell>
          <table:table-cell table:formula="of:=IF(MOD(([.$A223]-2);3)=0;1+([.$A22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MOD(([.$A224]-1);3)=0;1+([.$A224]-1)/3;&quot;&quot;)">
            <text:p/>
          </table:table-cell>
          <table:table-cell table:formula="of:=IF(MOD(([.$A224]-2);3)=0;1+([.$A224]-2)/3;&quot;&quot;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MOD(([.$A225]-1);3)=0;1+([.$A225]-1)/3;&quot;&quot;)">
            <text:p/>
          </table:table-cell>
          <table:table-cell table:formula="of:=IF(MOD(([.$A225]-2);3)=0;1+([.$A225]-2)/3;&quot;&quot;)">
            <text:p/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MOD(([.$A226]-1);3)=0;1+([.$A226]-1)/3;&quot;&quot;)" office:value-type="float" office:value="76" calcext:value-type="float">
            <text:p>76</text:p>
          </table:table-cell>
          <table:table-cell table:formula="of:=IF(MOD(([.$A226]-2);3)=0;1+([.$A22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MOD(([.$A227]-1);3)=0;1+([.$A227]-1)/3;&quot;&quot;)">
            <text:p/>
          </table:table-cell>
          <table:table-cell table:formula="of:=IF(MOD(([.$A227]-2);3)=0;1+([.$A227]-2)/3;&quot;&quot;)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MOD(([.$A228]-1);3)=0;1+([.$A228]-1)/3;&quot;&quot;)">
            <text:p/>
          </table:table-cell>
          <table:table-cell table:formula="of:=IF(MOD(([.$A228]-2);3)=0;1+([.$A228]-2)/3;&quot;&quot;)">
            <text:p/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MOD(([.$A229]-1);3)=0;1+([.$A229]-1)/3;&quot;&quot;)" office:value-type="float" office:value="77" calcext:value-type="float">
            <text:p>77</text:p>
          </table:table-cell>
          <table:table-cell table:formula="of:=IF(MOD(([.$A229]-2);3)=0;1+([.$A22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MOD(([.$A230]-1);3)=0;1+([.$A230]-1)/3;&quot;&quot;)">
            <text:p/>
          </table:table-cell>
          <table:table-cell table:formula="of:=IF(MOD(([.$A230]-2);3)=0;1+([.$A230]-2)/3;&quot;&quot;)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MOD(([.$A231]-1);3)=0;1+([.$A231]-1)/3;&quot;&quot;)">
            <text:p/>
          </table:table-cell>
          <table:table-cell table:formula="of:=IF(MOD(([.$A231]-2);3)=0;1+([.$A231]-2)/3;&quot;&quot;)">
            <text:p/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MOD(([.$A232]-1);3)=0;1+([.$A232]-1)/3;&quot;&quot;)" office:value-type="float" office:value="78" calcext:value-type="float">
            <text:p>78</text:p>
          </table:table-cell>
          <table:table-cell table:formula="of:=IF(MOD(([.$A232]-2);3)=0;1+([.$A23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MOD(([.$A233]-1);3)=0;1+([.$A233]-1)/3;&quot;&quot;)">
            <text:p/>
          </table:table-cell>
          <table:table-cell table:formula="of:=IF(MOD(([.$A233]-2);3)=0;1+([.$A233]-2)/3;&quot;&quot;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MOD(([.$A234]-1);3)=0;1+([.$A234]-1)/3;&quot;&quot;)">
            <text:p/>
          </table:table-cell>
          <table:table-cell table:formula="of:=IF(MOD(([.$A234]-2);3)=0;1+([.$A234]-2)/3;&quot;&quot;)">
            <text:p/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MOD(([.$A235]-1);3)=0;1+([.$A235]-1)/3;&quot;&quot;)" office:value-type="float" office:value="79" calcext:value-type="float">
            <text:p>79</text:p>
          </table:table-cell>
          <table:table-cell table:formula="of:=IF(MOD(([.$A235]-2);3)=0;1+([.$A23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MOD(([.$A236]-1);3)=0;1+([.$A236]-1)/3;&quot;&quot;)">
            <text:p/>
          </table:table-cell>
          <table:table-cell table:formula="of:=IF(MOD(([.$A236]-2);3)=0;1+([.$A236]-2)/3;&quot;&quot;)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(MOD(([.$A237]-1);3)=0;1+([.$A237]-1)/3;&quot;&quot;)">
            <text:p/>
          </table:table-cell>
          <table:table-cell table:formula="of:=IF(MOD(([.$A237]-2);3)=0;1+([.$A237]-2)/3;&quot;&quot;)">
            <text:p/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MOD(([.$A238]-1);3)=0;1+([.$A238]-1)/3;&quot;&quot;)" office:value-type="float" office:value="80" calcext:value-type="float">
            <text:p>80</text:p>
          </table:table-cell>
          <table:table-cell table:formula="of:=IF(MOD(([.$A238]-2);3)=0;1+([.$A23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MOD(([.$A239]-1);3)=0;1+([.$A239]-1)/3;&quot;&quot;)">
            <text:p/>
          </table:table-cell>
          <table:table-cell table:formula="of:=IF(MOD(([.$A239]-2);3)=0;1+([.$A239]-2)/3;&quot;&quot;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MOD(([.$A240]-1);3)=0;1+([.$A240]-1)/3;&quot;&quot;)">
            <text:p/>
          </table:table-cell>
          <table:table-cell table:formula="of:=IF(MOD(([.$A240]-2);3)=0;1+([.$A240]-2)/3;&quot;&quot;)">
            <text:p/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MOD(([.$A241]-1);3)=0;1+([.$A241]-1)/3;&quot;&quot;)" office:value-type="float" office:value="81" calcext:value-type="float">
            <text:p>81</text:p>
          </table:table-cell>
          <table:table-cell table:formula="of:=IF(MOD(([.$A241]-2);3)=0;1+([.$A24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MOD(([.$A242]-1);3)=0;1+([.$A242]-1)/3;&quot;&quot;)">
            <text:p/>
          </table:table-cell>
          <table:table-cell table:formula="of:=IF(MOD(([.$A242]-2);3)=0;1+([.$A242]-2)/3;&quot;&quot;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MOD(([.$A243]-1);3)=0;1+([.$A243]-1)/3;&quot;&quot;)">
            <text:p/>
          </table:table-cell>
          <table:table-cell table:formula="of:=IF(MOD(([.$A243]-2);3)=0;1+([.$A243]-2)/3;&quot;&quot;)">
            <text:p/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MOD(([.$A244]-1);3)=0;1+([.$A244]-1)/3;&quot;&quot;)" office:value-type="float" office:value="82" calcext:value-type="float">
            <text:p>82</text:p>
          </table:table-cell>
          <table:table-cell table:formula="of:=IF(MOD(([.$A244]-2);3)=0;1+([.$A24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MOD(([.$A245]-1);3)=0;1+([.$A245]-1)/3;&quot;&quot;)">
            <text:p/>
          </table:table-cell>
          <table:table-cell table:formula="of:=IF(MOD(([.$A245]-2);3)=0;1+([.$A245]-2)/3;&quot;&quot;)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MOD(([.$A246]-1);3)=0;1+([.$A246]-1)/3;&quot;&quot;)">
            <text:p/>
          </table:table-cell>
          <table:table-cell table:formula="of:=IF(MOD(([.$A246]-2);3)=0;1+([.$A246]-2)/3;&quot;&quot;)">
            <text:p/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MOD(([.$A247]-1);3)=0;1+([.$A247]-1)/3;&quot;&quot;)" office:value-type="float" office:value="83" calcext:value-type="float">
            <text:p>83</text:p>
          </table:table-cell>
          <table:table-cell table:formula="of:=IF(MOD(([.$A247]-2);3)=0;1+([.$A24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(MOD(([.$A248]-1);3)=0;1+([.$A248]-1)/3;&quot;&quot;)">
            <text:p/>
          </table:table-cell>
          <table:table-cell table:formula="of:=IF(MOD(([.$A248]-2);3)=0;1+([.$A248]-2)/3;&quot;&quot;)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(MOD(([.$A249]-1);3)=0;1+([.$A249]-1)/3;&quot;&quot;)">
            <text:p/>
          </table:table-cell>
          <table:table-cell table:formula="of:=IF(MOD(([.$A249]-2);3)=0;1+([.$A249]-2)/3;&quot;&quot;)">
            <text:p/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MOD(([.$A250]-1);3)=0;1+([.$A250]-1)/3;&quot;&quot;)" office:value-type="float" office:value="84" calcext:value-type="float">
            <text:p>84</text:p>
          </table:table-cell>
          <table:table-cell table:formula="of:=IF(MOD(([.$A250]-2);3)=0;1+([.$A25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MOD(([.$A251]-1);3)=0;1+([.$A251]-1)/3;&quot;&quot;)">
            <text:p/>
          </table:table-cell>
          <table:table-cell table:formula="of:=IF(MOD(([.$A251]-2);3)=0;1+([.$A251]-2)/3;&quot;&quot;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MOD(([.$A252]-1);3)=0;1+([.$A252]-1)/3;&quot;&quot;)">
            <text:p/>
          </table:table-cell>
          <table:table-cell table:formula="of:=IF(MOD(([.$A252]-2);3)=0;1+([.$A252]-2)/3;&quot;&quot;)">
            <text:p/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MOD(([.$A253]-1);3)=0;1+([.$A253]-1)/3;&quot;&quot;)" office:value-type="float" office:value="85" calcext:value-type="float">
            <text:p>85</text:p>
          </table:table-cell>
          <table:table-cell table:formula="of:=IF(MOD(([.$A253]-2);3)=0;1+([.$A25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(MOD(([.$A254]-1);3)=0;1+([.$A254]-1)/3;&quot;&quot;)">
            <text:p/>
          </table:table-cell>
          <table:table-cell table:formula="of:=IF(MOD(([.$A254]-2);3)=0;1+([.$A254]-2)/3;&quot;&quot;)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MOD(([.$A255]-1);3)=0;1+([.$A255]-1)/3;&quot;&quot;)">
            <text:p/>
          </table:table-cell>
          <table:table-cell table:formula="of:=IF(MOD(([.$A255]-2);3)=0;1+([.$A255]-2)/3;&quot;&quot;)">
            <text:p/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MOD(([.$A256]-1);3)=0;1+([.$A256]-1)/3;&quot;&quot;)" office:value-type="float" office:value="86" calcext:value-type="float">
            <text:p>86</text:p>
          </table:table-cell>
          <table:table-cell table:formula="of:=IF(MOD(([.$A256]-2);3)=0;1+([.$A25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(MOD(([.$A257]-1);3)=0;1+([.$A257]-1)/3;&quot;&quot;)">
            <text:p/>
          </table:table-cell>
          <table:table-cell table:formula="of:=IF(MOD(([.$A257]-2);3)=0;1+([.$A257]-2)/3;&quot;&quot;)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MOD(([.$A258]-1);3)=0;1+([.$A258]-1)/3;&quot;&quot;)">
            <text:p/>
          </table:table-cell>
          <table:table-cell table:formula="of:=IF(MOD(([.$A258]-2);3)=0;1+([.$A258]-2)/3;&quot;&quot;)">
            <text:p/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MOD(([.$A259]-1);3)=0;1+([.$A259]-1)/3;&quot;&quot;)" office:value-type="float" office:value="87" calcext:value-type="float">
            <text:p>87</text:p>
          </table:table-cell>
          <table:table-cell table:formula="of:=IF(MOD(([.$A259]-2);3)=0;1+([.$A25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MOD(([.$A260]-1);3)=0;1+([.$A260]-1)/3;&quot;&quot;)">
            <text:p/>
          </table:table-cell>
          <table:table-cell table:formula="of:=IF(MOD(([.$A260]-2);3)=0;1+([.$A260]-2)/3;&quot;&quot;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MOD(([.$A261]-1);3)=0;1+([.$A261]-1)/3;&quot;&quot;)">
            <text:p/>
          </table:table-cell>
          <table:table-cell table:formula="of:=IF(MOD(([.$A261]-2);3)=0;1+([.$A261]-2)/3;&quot;&quot;)">
            <text:p/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MOD(([.$A262]-1);3)=0;1+([.$A262]-1)/3;&quot;&quot;)" office:value-type="float" office:value="88" calcext:value-type="float">
            <text:p>88</text:p>
          </table:table-cell>
          <table:table-cell table:formula="of:=IF(MOD(([.$A262]-2);3)=0;1+([.$A26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MOD(([.$A263]-1);3)=0;1+([.$A263]-1)/3;&quot;&quot;)">
            <text:p/>
          </table:table-cell>
          <table:table-cell table:formula="of:=IF(MOD(([.$A263]-2);3)=0;1+([.$A263]-2)/3;&quot;&quot;)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MOD(([.$A264]-1);3)=0;1+([.$A264]-1)/3;&quot;&quot;)">
            <text:p/>
          </table:table-cell>
          <table:table-cell table:formula="of:=IF(MOD(([.$A264]-2);3)=0;1+([.$A264]-2)/3;&quot;&quot;)">
            <text:p/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MOD(([.$A265]-1);3)=0;1+([.$A265]-1)/3;&quot;&quot;)" office:value-type="float" office:value="89" calcext:value-type="float">
            <text:p>89</text:p>
          </table:table-cell>
          <table:table-cell table:formula="of:=IF(MOD(([.$A265]-2);3)=0;1+([.$A26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MOD(([.$A266]-1);3)=0;1+([.$A266]-1)/3;&quot;&quot;)">
            <text:p/>
          </table:table-cell>
          <table:table-cell table:formula="of:=IF(MOD(([.$A266]-2);3)=0;1+([.$A266]-2)/3;&quot;&quot;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MOD(([.$A267]-1);3)=0;1+([.$A267]-1)/3;&quot;&quot;)">
            <text:p/>
          </table:table-cell>
          <table:table-cell table:formula="of:=IF(MOD(([.$A267]-2);3)=0;1+([.$A267]-2)/3;&quot;&quot;)">
            <text:p/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MOD(([.$A268]-1);3)=0;1+([.$A268]-1)/3;&quot;&quot;)" office:value-type="float" office:value="90" calcext:value-type="float">
            <text:p>90</text:p>
          </table:table-cell>
          <table:table-cell table:formula="of:=IF(MOD(([.$A268]-2);3)=0;1+([.$A26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MOD(([.$A269]-1);3)=0;1+([.$A269]-1)/3;&quot;&quot;)">
            <text:p/>
          </table:table-cell>
          <table:table-cell table:formula="of:=IF(MOD(([.$A269]-2);3)=0;1+([.$A269]-2)/3;&quot;&quot;)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MOD(([.$A270]-1);3)=0;1+([.$A270]-1)/3;&quot;&quot;)">
            <text:p/>
          </table:table-cell>
          <table:table-cell table:formula="of:=IF(MOD(([.$A270]-2);3)=0;1+([.$A270]-2)/3;&quot;&quot;)">
            <text:p/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MOD(([.$A271]-1);3)=0;1+([.$A271]-1)/3;&quot;&quot;)" office:value-type="float" office:value="91" calcext:value-type="float">
            <text:p>91</text:p>
          </table:table-cell>
          <table:table-cell table:formula="of:=IF(MOD(([.$A271]-2);3)=0;1+([.$A271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MOD(([.$A272]-1);3)=0;1+([.$A272]-1)/3;&quot;&quot;)">
            <text:p/>
          </table:table-cell>
          <table:table-cell table:formula="of:=IF(MOD(([.$A272]-2);3)=0;1+([.$A272]-2)/3;&quot;&quot;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MOD(([.$A273]-1);3)=0;1+([.$A273]-1)/3;&quot;&quot;)">
            <text:p/>
          </table:table-cell>
          <table:table-cell table:formula="of:=IF(MOD(([.$A273]-2);3)=0;1+([.$A273]-2)/3;&quot;&quot;)">
            <text:p/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MOD(([.$A274]-1);3)=0;1+([.$A274]-1)/3;&quot;&quot;)" office:value-type="float" office:value="92" calcext:value-type="float">
            <text:p>92</text:p>
          </table:table-cell>
          <table:table-cell table:formula="of:=IF(MOD(([.$A274]-2);3)=0;1+([.$A274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MOD(([.$A275]-1);3)=0;1+([.$A275]-1)/3;&quot;&quot;)">
            <text:p/>
          </table:table-cell>
          <table:table-cell table:formula="of:=IF(MOD(([.$A275]-2);3)=0;1+([.$A275]-2)/3;&quot;&quot;)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MOD(([.$A276]-1);3)=0;1+([.$A276]-1)/3;&quot;&quot;)">
            <text:p/>
          </table:table-cell>
          <table:table-cell table:formula="of:=IF(MOD(([.$A276]-2);3)=0;1+([.$A276]-2)/3;&quot;&quot;)">
            <text:p/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MOD(([.$A277]-1);3)=0;1+([.$A277]-1)/3;&quot;&quot;)" office:value-type="float" office:value="93" calcext:value-type="float">
            <text:p>93</text:p>
          </table:table-cell>
          <table:table-cell table:formula="of:=IF(MOD(([.$A277]-2);3)=0;1+([.$A277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MOD(([.$A278]-1);3)=0;1+([.$A278]-1)/3;&quot;&quot;)">
            <text:p/>
          </table:table-cell>
          <table:table-cell table:formula="of:=IF(MOD(([.$A278]-2);3)=0;1+([.$A278]-2)/3;&quot;&quot;)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MOD(([.$A279]-1);3)=0;1+([.$A279]-1)/3;&quot;&quot;)">
            <text:p/>
          </table:table-cell>
          <table:table-cell table:formula="of:=IF(MOD(([.$A279]-2);3)=0;1+([.$A279]-2)/3;&quot;&quot;)">
            <text:p/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MOD(([.$A280]-1);3)=0;1+([.$A280]-1)/3;&quot;&quot;)" office:value-type="float" office:value="94" calcext:value-type="float">
            <text:p>94</text:p>
          </table:table-cell>
          <table:table-cell table:formula="of:=IF(MOD(([.$A280]-2);3)=0;1+([.$A280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MOD(([.$A281]-1);3)=0;1+([.$A281]-1)/3;&quot;&quot;)">
            <text:p/>
          </table:table-cell>
          <table:table-cell table:formula="of:=IF(MOD(([.$A281]-2);3)=0;1+([.$A281]-2)/3;&quot;&quot;)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MOD(([.$A282]-1);3)=0;1+([.$A282]-1)/3;&quot;&quot;)">
            <text:p/>
          </table:table-cell>
          <table:table-cell table:formula="of:=IF(MOD(([.$A282]-2);3)=0;1+([.$A282]-2)/3;&quot;&quot;)">
            <text:p/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MOD(([.$A283]-1);3)=0;1+([.$A283]-1)/3;&quot;&quot;)" office:value-type="float" office:value="95" calcext:value-type="float">
            <text:p>95</text:p>
          </table:table-cell>
          <table:table-cell table:formula="of:=IF(MOD(([.$A283]-2);3)=0;1+([.$A283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MOD(([.$A284]-1);3)=0;1+([.$A284]-1)/3;&quot;&quot;)">
            <text:p/>
          </table:table-cell>
          <table:table-cell table:formula="of:=IF(MOD(([.$A284]-2);3)=0;1+([.$A284]-2)/3;&quot;&quot;)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MOD(([.$A285]-1);3)=0;1+([.$A285]-1)/3;&quot;&quot;)">
            <text:p/>
          </table:table-cell>
          <table:table-cell table:formula="of:=IF(MOD(([.$A285]-2);3)=0;1+([.$A285]-2)/3;&quot;&quot;)">
            <text:p/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MOD(([.$A286]-1);3)=0;1+([.$A286]-1)/3;&quot;&quot;)" office:value-type="float" office:value="96" calcext:value-type="float">
            <text:p>96</text:p>
          </table:table-cell>
          <table:table-cell table:formula="of:=IF(MOD(([.$A286]-2);3)=0;1+([.$A286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MOD(([.$A287]-1);3)=0;1+([.$A287]-1)/3;&quot;&quot;)">
            <text:p/>
          </table:table-cell>
          <table:table-cell table:formula="of:=IF(MOD(([.$A287]-2);3)=0;1+([.$A287]-2)/3;&quot;&quot;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MOD(([.$A288]-1);3)=0;1+([.$A288]-1)/3;&quot;&quot;)">
            <text:p/>
          </table:table-cell>
          <table:table-cell table:formula="of:=IF(MOD(([.$A288]-2);3)=0;1+([.$A288]-2)/3;&quot;&quot;)">
            <text:p/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MOD(([.$A289]-1);3)=0;1+([.$A289]-1)/3;&quot;&quot;)" office:value-type="float" office:value="97" calcext:value-type="float">
            <text:p>97</text:p>
          </table:table-cell>
          <table:table-cell table:formula="of:=IF(MOD(([.$A289]-2);3)=0;1+([.$A289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MOD(([.$A290]-1);3)=0;1+([.$A290]-1)/3;&quot;&quot;)">
            <text:p/>
          </table:table-cell>
          <table:table-cell table:formula="of:=IF(MOD(([.$A290]-2);3)=0;1+([.$A290]-2)/3;&quot;&quot;)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MOD(([.$A291]-1);3)=0;1+([.$A291]-1)/3;&quot;&quot;)">
            <text:p/>
          </table:table-cell>
          <table:table-cell table:formula="of:=IF(MOD(([.$A291]-2);3)=0;1+([.$A291]-2)/3;&quot;&quot;)">
            <text:p/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MOD(([.$A292]-1);3)=0;1+([.$A292]-1)/3;&quot;&quot;)" office:value-type="float" office:value="98" calcext:value-type="float">
            <text:p>98</text:p>
          </table:table-cell>
          <table:table-cell table:formula="of:=IF(MOD(([.$A292]-2);3)=0;1+([.$A292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IF(MOD(([.$A293]-1);3)=0;1+([.$A293]-1)/3;&quot;&quot;)">
            <text:p/>
          </table:table-cell>
          <table:table-cell table:formula="of:=IF(MOD(([.$A293]-2);3)=0;1+([.$A293]-2)/3;&quot;&quot;)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MOD(([.$A294]-1);3)=0;1+([.$A294]-1)/3;&quot;&quot;)">
            <text:p/>
          </table:table-cell>
          <table:table-cell table:formula="of:=IF(MOD(([.$A294]-2);3)=0;1+([.$A294]-2)/3;&quot;&quot;)">
            <text:p/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MOD(([.$A295]-1);3)=0;1+([.$A295]-1)/3;&quot;&quot;)" office:value-type="float" office:value="99" calcext:value-type="float">
            <text:p>99</text:p>
          </table:table-cell>
          <table:table-cell table:formula="of:=IF(MOD(([.$A295]-2);3)=0;1+([.$A295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IF(MOD(([.$A296]-1);3)=0;1+([.$A296]-1)/3;&quot;&quot;)">
            <text:p/>
          </table:table-cell>
          <table:table-cell table:formula="of:=IF(MOD(([.$A296]-2);3)=0;1+([.$A296]-2)/3;&quot;&quot;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MOD(([.$A297]-1);3)=0;1+([.$A297]-1)/3;&quot;&quot;)">
            <text:p/>
          </table:table-cell>
          <table:table-cell table:formula="of:=IF(MOD(([.$A297]-2);3)=0;1+([.$A297]-2)/3;&quot;&quot;)">
            <text:p/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table:formula="of:=IF(MOD(([.$A298]-1);3)=0;1+([.$A298]-1)/3;&quot;&quot;)" office:value-type="float" office:value="100" calcext:value-type="float">
            <text:p>100</text:p>
          </table:table-cell>
          <table:table-cell table:formula="of:=IF(MOD(([.$A298]-2);3)=0;1+([.$A298]-2)/3;&quot;&quot;)">
            <text:p/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style-name="ce3" table:formula="of:=IF(MOD(([.$A299]-2);3)=0;1+([.$A299]-2)/3;&quot;&quot;)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IF(MOD(([.$A300]-2);3)=0;1+([.$A300]-2)/3;&quot;&quot;)">
            <text:p/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/>
          <table:table-cell table:formula="of:=IF(MOD(([.$A301]-1);2)=0;100+([.$A301]-299)/2;&quot;&quot;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formula="of:=IF(MOD(([.$A302]-1);2)=0;100+([.$A302]-299)/2;&quot;&quot;)">
            <text:p/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formula="of:=IF(MOD(([.$A303]-1);2)=0;100+([.$A303]-299)/2;&quot;&quot;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/>
          <table:table-cell table:formula="of:=IF(MOD(([.$A304]-1);2)=0;100+([.$A304]-299)/2;&quot;&quot;)">
            <text:p/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formula="of:=IF(MOD(([.$A305]-1);2)=0;100+([.$A305]-299)/2;&quot;&quot;)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formula="of:=IF(MOD(([.$A306]-1);2)=0;100+([.$A306]-299)/2;&quot;&quot;)">
            <text:p/>
          </table:table-cell>
          <table:table-cell office:value-type="float" office:value="103" calcext:value-type="float">
            <text:p>103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/>
          <table:table-cell table:formula="of:=IF(MOD(([.$A307]-1);2)=0;100+([.$A307]-299)/2;&quot;&quot;)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IF(MOD(([.$A308]-1);2)=0;100+([.$A308]-299)/2;&quot;&quot;)">
            <text:p/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formula="of:=IF(MOD(([.$A309]-1);2)=0;100+([.$A309]-299)/2;&quot;&quot;)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/>
          <table:table-cell table:formula="of:=IF(MOD(([.$A310]-1);2)=0;100+([.$A310]-299)/2;&quot;&quot;)">
            <text:p/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formula="of:=IF(MOD(([.$A311]-1);2)=0;100+([.$A311]-299)/2;&quot;&quot;)"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IF(MOD(([.$A312]-1);2)=0;100+([.$A312]-299)/2;&quot;&quot;)">
            <text:p/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/>
          <table:table-cell table:formula="of:=IF(MOD(([.$A313]-1);2)=0;100+([.$A313]-299)/2;&quot;&quot;)"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formula="of:=IF(MOD(([.$A314]-1);2)=0;100+([.$A314]-299)/2;&quot;&quot;)">
            <text:p/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formula="of:=IF(MOD(([.$A315]-1);2)=0;100+([.$A315]-299)/2;&quot;&quot;)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/>
          <table:table-cell table:formula="of:=IF(MOD(([.$A316]-1);2)=0;100+([.$A316]-299)/2;&quot;&quot;)">
            <text:p/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formula="of:=IF(MOD(([.$A317]-1);2)=0;100+([.$A317]-299)/2;&quot;&quot;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formula="of:=IF(MOD(([.$A318]-1);2)=0;100+([.$A318]-299)/2;&quot;&quot;)">
            <text:p/>
          </table:table-cell>
          <table:table-cell office:value-type="float" office:value="109" calcext:value-type="float">
            <text:p>109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/>
          <table:table-cell table:formula="of:=IF(MOD(([.$A319]-1);2)=0;100+([.$A319]-299)/2;&quot;&quot;)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IF(MOD(([.$A320]-1);2)=0;100+([.$A320]-299)/2;&quot;&quot;)">
            <text:p/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formula="of:=IF(MOD(([.$A321]-1);2)=0;100+([.$A321]-299)/2;&quot;&quot;)"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/>
          <table:table-cell table:formula="of:=IF(MOD(([.$A322]-1);2)=0;100+([.$A322]-299)/2;&quot;&quot;)">
            <text:p/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formula="of:=IF(MOD(([.$A323]-1);2)=0;100+([.$A323]-299)/2;&quot;&quot;)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IF(MOD(([.$A324]-1);2)=0;100+([.$A324]-299)/2;&quot;&quot;)">
            <text:p/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/>
          <table:table-cell table:formula="of:=IF(MOD(([.$A325]-1);2)=0;100+([.$A325]-299)/2;&quot;&quot;)"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formula="of:=IF(MOD(([.$A326]-1);2)=0;100+([.$A326]-299)/2;&quot;&quot;)">
            <text:p/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formula="of:=IF(MOD(([.$A327]-1);2)=0;100+([.$A327]-299)/2;&quot;&quot;)"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/>
          <table:table-cell table:formula="of:=IF(MOD(([.$A328]-1);2)=0;100+([.$A328]-299)/2;&quot;&quot;)">
            <text:p/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formula="of:=IF(MOD(([.$A329]-1);2)=0;100+([.$A329]-299)/2;&quot;&quot;)"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formula="of:=IF(MOD(([.$A330]-1);2)=0;100+([.$A330]-299)/2;&quot;&quot;)">
            <text:p/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/>
          <table:table-cell table:formula="of:=IF(MOD(([.$A331]-1);2)=0;100+([.$A331]-299)/2;&quot;&quot;)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IF(MOD(([.$A332]-1);2)=0;100+([.$A332]-299)/2;&quot;&quot;)">
            <text:p/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formula="of:=IF(MOD(([.$A333]-1);2)=0;100+([.$A333]-299)/2;&quot;&quot;)"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/>
          <table:table-cell table:formula="of:=IF(MOD(([.$A334]-1);2)=0;100+([.$A334]-299)/2;&quot;&quot;)">
            <text:p/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formula="of:=IF(MOD(([.$A335]-1);2)=0;100+([.$A335]-299)/2;&quot;&quot;)"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IF(MOD(([.$A336]-1);2)=0;100+([.$A336]-299)/2;&quot;&quot;)">
            <text:p/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/>
          <table:table-cell table:formula="of:=IF(MOD(([.$A337]-1);2)=0;100+([.$A337]-299)/2;&quot;&quot;)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formula="of:=IF(MOD(([.$A338]-1);2)=0;100+([.$A338]-299)/2;&quot;&quot;)">
            <text:p/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formula="of:=IF(MOD(([.$A339]-1);2)=0;100+([.$A339]-299)/2;&quot;&quot;)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/>
          <table:table-cell table:formula="of:=IF(MOD(([.$A340]-1);2)=0;100+([.$A340]-299)/2;&quot;&quot;)">
            <text:p/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formula="of:=IF(MOD(([.$A341]-1);2)=0;100+([.$A341]-299)/2;&quot;&quot;)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formula="of:=IF(MOD(([.$A342]-1);2)=0;100+([.$A342]-299)/2;&quot;&quot;)">
            <text:p/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/>
          <table:table-cell table:formula="of:=IF(MOD(([.$A343]-1);2)=0;100+([.$A343]-299)/2;&quot;&quot;)"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IF(MOD(([.$A344]-1);2)=0;100+([.$A344]-299)/2;&quot;&quot;)">
            <text:p/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formula="of:=IF(MOD(([.$A345]-1);2)=0;100+([.$A345]-299)/2;&quot;&quot;)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/>
          <table:table-cell table:formula="of:=IF(MOD(([.$A346]-1);2)=0;100+([.$A346]-299)/2;&quot;&quot;)">
            <text:p/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formula="of:=IF(MOD(([.$A347]-1);2)=0;100+([.$A347]-299)/2;&quot;&quot;)"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IF(MOD(([.$A348]-1);2)=0;100+([.$A348]-299)/2;&quot;&quot;)">
            <text:p/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/>
          <table:table-cell table:formula="of:=IF(MOD(([.$A349]-1);2)=0;100+([.$A349]-299)/2;&quot;&quot;)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IF(MOD(([.$A350]-1);2)=0;100+([.$A350]-299)/2;&quot;&quot;)">
            <text:p/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formula="of:=IF(MOD(([.$A351]-1);2)=0;100+([.$A351]-299)/2;&quot;&quot;)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/>
          <table:table-cell table:formula="of:=IF(MOD(([.$A352]-1);2)=0;100+([.$A352]-299)/2;&quot;&quot;)">
            <text:p/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formula="of:=IF(MOD(([.$A353]-1);2)=0;100+([.$A353]-299)/2;&quot;&quot;)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formula="of:=IF(MOD(([.$A354]-1);2)=0;100+([.$A354]-299)/2;&quot;&quot;)">
            <text:p/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/>
          <table:table-cell table:formula="of:=IF(MOD(([.$A355]-1);2)=0;100+([.$A355]-299)/2;&quot;&quot;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IF(MOD(([.$A356]-1);2)=0;100+([.$A356]-299)/2;&quot;&quot;)">
            <text:p/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formula="of:=IF(MOD(([.$A357]-1);2)=0;100+([.$A357]-299)/2;&quot;&quot;)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/>
          <table:table-cell table:formula="of:=IF(MOD(([.$A358]-1);2)=0;100+([.$A358]-299)/2;&quot;&quot;)">
            <text:p/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formula="of:=IF(MOD(([.$A359]-1);2)=0;100+([.$A359]-299)/2;&quot;&quot;)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IF(MOD(([.$A360]-1);2)=0;100+([.$A360]-299)/2;&quot;&quot;)">
            <text:p/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/>
          <table:table-cell table:formula="of:=IF(MOD(([.$A361]-1);2)=0;100+([.$A361]-299)/2;&quot;&quot;)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formula="of:=IF(MOD(([.$A362]-1);2)=0;100+([.$A362]-299)/2;&quot;&quot;)">
            <text:p/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formula="of:=IF(MOD(([.$A363]-1);2)=0;100+([.$A363]-299)/2;&quot;&quot;)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/>
          <table:table-cell table:formula="of:=IF(MOD(([.$A364]-1);2)=0;100+([.$A364]-299)/2;&quot;&quot;)">
            <text:p/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formula="of:=IF(MOD(([.$A365]-1);2)=0;100+([.$A365]-299)/2;&quot;&quot;)"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formula="of:=IF(MOD(([.$A366]-1);2)=0;100+([.$A366]-299)/2;&quot;&quot;)">
            <text:p/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/>
          <table:table-cell table:formula="of:=IF(MOD(([.$A367]-1);2)=0;100+([.$A367]-299)/2;&quot;&quot;)"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IF(MOD(([.$A368]-1);2)=0;100+([.$A368]-299)/2;&quot;&quot;)">
            <text:p/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formula="of:=IF(MOD(([.$A369]-1);2)=0;100+([.$A369]-299)/2;&quot;&quot;)"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/>
          <table:table-cell table:formula="of:=IF(MOD(([.$A370]-1);2)=0;100+([.$A370]-299)/2;&quot;&quot;)">
            <text:p/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formula="of:=IF(MOD(([.$A371]-1);2)=0;100+([.$A371]-299)/2;&quot;&quot;)"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IF(MOD(([.$A372]-1);2)=0;100+([.$A372]-299)/2;&quot;&quot;)">
            <text:p/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/>
          <table:table-cell table:formula="of:=IF(MOD(([.$A373]-1);2)=0;100+([.$A373]-299)/2;&quot;&quot;)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formula="of:=IF(MOD(([.$A374]-1);2)=0;100+([.$A374]-299)/2;&quot;&quot;)">
            <text:p/>
          </table:table-cell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formula="of:=IF(MOD(([.$A375]-1);2)=0;100+([.$A375]-299)/2;&quot;&quot;)"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/>
          <table:table-cell table:formula="of:=IF(MOD(([.$A376]-1);2)=0;100+([.$A376]-299)/2;&quot;&quot;)">
            <text:p/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formula="of:=IF(MOD(([.$A377]-1);2)=0;100+([.$A377]-299)/2;&quot;&quot;)"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formula="of:=IF(MOD(([.$A378]-1);2)=0;100+([.$A378]-299)/2;&quot;&quot;)">
            <text:p/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/>
          <table:table-cell table:formula="of:=IF(MOD(([.$A379]-1);2)=0;100+([.$A379]-299)/2;&quot;&quot;)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IF(MOD(([.$A380]-1);2)=0;100+([.$A380]-299)/2;&quot;&quot;)">
            <text:p/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formula="of:=IF(MOD(([.$A381]-1);2)=0;100+([.$A381]-299)/2;&quot;&quot;)"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/>
          <table:table-cell table:formula="of:=IF(MOD(([.$A382]-1);2)=0;100+([.$A382]-299)/2;&quot;&quot;)">
            <text:p/>
          </table:table-cell>
          <table:table-cell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formula="of:=IF(MOD(([.$A383]-1);2)=0;100+([.$A383]-299)/2;&quot;&quot;)"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IF(MOD(([.$A384]-1);2)=0;100+([.$A384]-299)/2;&quot;&quot;)">
            <text:p/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/>
          <table:table-cell table:formula="of:=IF(MOD(([.$A385]-1);2)=0;100+([.$A385]-299)/2;&quot;&quot;)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formula="of:=IF(MOD(([.$A386]-1);2)=0;100+([.$A386]-299)/2;&quot;&quot;)">
            <text:p/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formula="of:=IF(MOD(([.$A387]-1);2)=0;100+([.$A387]-299)/2;&quot;&quot;)"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/>
          <table:table-cell table:formula="of:=IF(MOD(([.$A388]-1);2)=0;100+([.$A388]-299)/2;&quot;&quot;)">
            <text:p/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formula="of:=IF(MOD(([.$A389]-1);2)=0;100+([.$A389]-299)/2;&quot;&quot;)"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formula="of:=IF(MOD(([.$A390]-1);2)=0;100+([.$A390]-299)/2;&quot;&quot;)">
            <text:p/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/>
          <table:table-cell table:formula="of:=IF(MOD(([.$A391]-1);2)=0;100+([.$A391]-299)/2;&quot;&quot;)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IF(MOD(([.$A392]-1);2)=0;100+([.$A392]-299)/2;&quot;&quot;)">
            <text:p/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formula="of:=IF(MOD(([.$A393]-1);2)=0;100+([.$A393]-299)/2;&quot;&quot;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/>
          <table:table-cell table:formula="of:=IF(MOD(([.$A394]-1);2)=0;100+([.$A394]-299)/2;&quot;&quot;)">
            <text:p/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formula="of:=IF(MOD(([.$A395]-1);2)=0;100+([.$A395]-299)/2;&quot;&quot;)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IF(MOD(([.$A396]-1);2)=0;100+([.$A396]-299)/2;&quot;&quot;)">
            <text:p/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/>
          <table:table-cell table:formula="of:=IF(MOD(([.$A397]-1);2)=0;100+([.$A397]-299)/2;&quot;&quot;)"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formula="of:=IF(MOD(([.$A398]-1);2)=0;100+([.$A398]-299)/2;&quot;&quot;)">
            <text:p/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formula="of:=IF(MOD(([.$A399]-1);2)=0;100+([.$A399]-299)/2;&quot;&quot;)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/>
          <table:table-cell table:formula="of:=IF(MOD(([.$A400]-1);2)=0;100+([.$A400]-299)/2;&quot;&quot;)">
            <text:p/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formula="of:=IF(MOD(([.$A401]-1);2)=0;100+([.$A401]-299)/2;&quot;&quot;)"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formula="of:=IF(MOD(([.$A402]-1);2)=0;100+([.$A402]-299)/2;&quot;&quot;)">
            <text:p/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/>
          <table:table-cell table:formula="of:=IF(MOD(([.$A403]-1);2)=0;100+([.$A403]-299)/2;&quot;&quot;)"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IF(MOD(([.$A404]-1);2)=0;100+([.$A404]-299)/2;&quot;&quot;)">
            <text:p/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formula="of:=IF(MOD(([.$A405]-1);2)=0;100+([.$A405]-299)/2;&quot;&quot;)" office:value-type="float" office:value="153" calcext:value-type="float">
            <text:p>153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/>
          <table:table-cell table:formula="of:=IF(MOD(([.$A406]-1);2)=0;100+([.$A406]-299)/2;&quot;&quot;)">
            <text:p/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formula="of:=IF(MOD(([.$A407]-1);2)=0;100+([.$A407]-299)/2;&quot;&quot;)"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IF(MOD(([.$A408]-1);2)=0;100+([.$A408]-299)/2;&quot;&quot;)">
            <text:p/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/>
          <table:table-cell table:formula="of:=IF(MOD(([.$A409]-1);2)=0;100+([.$A409]-299)/2;&quot;&quot;)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formula="of:=IF(MOD(([.$A410]-1);2)=0;100+([.$A410]-299)/2;&quot;&quot;)">
            <text:p/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formula="of:=IF(MOD(([.$A411]-1);2)=0;100+([.$A411]-299)/2;&quot;&quot;)"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IF(MOD(([.$A412]-1);2)=0;100+([.$A412]-299)/2;&quot;&quot;)">
            <text:p/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formula="of:=IF(MOD(([.$A413]-1);2)=0;100+([.$A413]-299)/2;&quot;&quot;)"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formula="of:=IF(MOD(([.$A414]-1);2)=0;100+([.$A414]-299)/2;&quot;&quot;)">
            <text:p/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formula="of:=IF(MOD(([.$A415]-1);2)=0;100+([.$A415]-299)/2;&quot;&quot;)"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IF(MOD(([.$A416]-1);2)=0;100+([.$A416]-299)/2;&quot;&quot;)">
            <text:p/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formula="of:=IF(MOD(([.$A417]-1);2)=0;100+([.$A417]-299)/2;&quot;&quot;)"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IF(MOD(([.$A418]-1);2)=0;100+([.$A418]-299)/2;&quot;&quot;)">
            <text:p/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formula="of:=IF(MOD(([.$A419]-1);2)=0;100+([.$A419]-299)/2;&quot;&quot;)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IF(MOD(([.$A420]-1);2)=0;100+([.$A420]-299)/2;&quot;&quot;)">
            <text:p/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formula="of:=IF(MOD(([.$A421]-1);2)=0;100+([.$A421]-299)/2;&quot;&quot;)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formula="of:=IF(MOD(([.$A422]-1);2)=0;100+([.$A422]-299)/2;&quot;&quot;)">
            <text:p/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formula="of:=IF(MOD(([.$A423]-1);2)=0;100+([.$A423]-299)/2;&quot;&quot;)" office:value-type="float" office:value="162" calcext:value-type="float">
            <text:p>162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IF(MOD(([.$A424]-1);2)=0;100+([.$A424]-299)/2;&quot;&quot;)">
            <text:p/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formula="of:=IF(MOD(([.$A425]-1);2)=0;100+([.$A425]-299)/2;&quot;&quot;)" office:value-type="float" office:value="163" calcext:value-type="float">
            <text:p>163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formula="of:=IF(MOD(([.$A426]-1);2)=0;100+([.$A426]-299)/2;&quot;&quot;)">
            <text:p/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formula="of:=IF(MOD(([.$A427]-1);2)=0;100+([.$A427]-299)/2;&quot;&quot;)"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IF(MOD(([.$A428]-1);2)=0;100+([.$A428]-299)/2;&quot;&quot;)">
            <text:p/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formula="of:=IF(MOD(([.$A429]-1);2)=0;100+([.$A429]-299)/2;&quot;&quot;)" office:value-type="float" office:value="165" calcext:value-type="float">
            <text:p>165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formula="of:=IF(MOD(([.$A430]-1);2)=0;100+([.$A430]-299)/2;&quot;&quot;)">
            <text:p/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formula="of:=IF(MOD(([.$A431]-1);2)=0;100+([.$A431]-299)/2;&quot;&quot;)" office:value-type="float" office:value="166" calcext:value-type="float">
            <text:p>166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IF(MOD(([.$A432]-1);2)=0;100+([.$A432]-299)/2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formula="of:=IF(MOD(([.$A433]-1);2)=0;100+([.$A433]-299)/2;&quot;&quot;)" office:value-type="float" office:value="167" calcext:value-type="float">
            <text:p>167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formula="of:=IF(MOD(([.$A434]-1);2)=0;100+([.$A434]-299)/2;&quot;&quot;)">
            <text:p/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formula="of:=IF(MOD(([.$A435]-1);2)=0;100+([.$A435]-299)/2;&quot;&quot;)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IF(MOD(([.$A436]-1);2)=0;100+([.$A436]-299)/2;&quot;&quot;)">
            <text:p/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formula="of:=IF(MOD(([.$A437]-1);2)=0;100+([.$A437]-299)/2;&quot;&quot;)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formula="of:=IF(MOD(([.$A438]-1);2)=0;100+([.$A438]-299)/2;&quot;&quot;)">
            <text:p/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formula="of:=IF(MOD(([.$A439]-1);2)=0;100+([.$A439]-299)/2;&quot;&quot;)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IF(MOD(([.$A440]-1);2)=0;100+([.$A440]-299)/2;&quot;&quot;)">
            <text:p/>
          </table:table-cell>
          <table:table-cell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formula="of:=IF(MOD(([.$A441]-1);2)=0;100+([.$A441]-299)/2;&quot;&quot;)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formula="of:=IF(MOD(([.$A442]-1);2)=0;100+([.$A442]-299)/2;&quot;&quot;)">
            <text:p/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formula="of:=IF(MOD(([.$A443]-1);2)=0;100+([.$A443]-299)/2;&quot;&quot;)"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IF(MOD(([.$A444]-1);2)=0;100+([.$A444]-299)/2;&quot;&quot;)">
            <text:p/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formula="of:=IF(MOD(([.$A445]-1);2)=0;100+([.$A445]-299)/2;&quot;&quot;)"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formula="of:=IF(MOD(([.$A446]-1);2)=0;100+([.$A446]-299)/2;&quot;&quot;)">
            <text:p/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formula="of:=IF(MOD(([.$A447]-1);2)=0;100+([.$A447]-299)/2;&quot;&quot;)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IF(MOD(([.$A448]-1);2)=0;100+([.$A448]-299)/2;&quot;&quot;)">
            <text:p/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formula="of:=IF(MOD(([.$A449]-1);2)=0;100+([.$A449]-299)/2;&quot;&quot;)"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formula="of:=IF(MOD(([.$A450]-1);2)=0;100+([.$A450]-299)/2;&quot;&quot;)">
            <text:p/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formula="of:=IF(MOD(([.$A451]-1);2)=0;100+([.$A451]-299)/2;&quot;&quot;)"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IF(MOD(([.$A452]-1);2)=0;100+([.$A452]-299)/2;&quot;&quot;)">
            <text:p/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formula="of:=IF(MOD(([.$A453]-1);2)=0;100+([.$A453]-299)/2;&quot;&quot;)"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formula="of:=IF(MOD(([.$A454]-1);2)=0;100+([.$A454]-299)/2;&quot;&quot;)">
            <text:p/>
          </table:table-cell>
          <table:table-cell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formula="of:=IF(MOD(([.$A455]-1);2)=0;100+([.$A455]-299)/2;&quot;&quot;)" office:value-type="float" office:value="178" calcext:value-type="float">
            <text:p>178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IF(MOD(([.$A456]-1);2)=0;100+([.$A456]-299)/2;&quot;&quot;)">
            <text:p/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formula="of:=IF(MOD(([.$A457]-1);2)=0;100+([.$A457]-299)/2;&quot;&quot;)"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formula="of:=IF(MOD(([.$A458]-1);2)=0;100+([.$A458]-299)/2;&quot;&quot;)">
            <text:p/>
          </table:table-cell>
          <table:table-cell office:value-type="float" office:value="179" calcext:value-type="float">
            <text:p>179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formula="of:=IF(MOD(([.$A459]-1);2)=0;100+([.$A459]-299)/2;&quot;&quot;)" office:value-type="float" office:value="180" calcext:value-type="float">
            <text:p>18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IF(MOD(([.$A460]-1);2)=0;100+([.$A460]-299)/2;&quot;&quot;)">
            <text:p/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formula="of:=IF(MOD(([.$A461]-1);2)=0;100+([.$A461]-299)/2;&quot;&quot;)"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formula="of:=IF(MOD(([.$A462]-1);2)=0;100+([.$A462]-299)/2;&quot;&quot;)">
            <text:p/>
          </table:table-cell>
          <table:table-cell office:value-type="float" office:value="181" calcext:value-type="float">
            <text:p>181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formula="of:=IF(MOD(([.$A463]-1);2)=0;100+([.$A463]-299)/2;&quot;&quot;)" office:value-type="float" office:value="182" calcext:value-type="float">
            <text:p>182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IF(MOD(([.$A464]-1);2)=0;100+([.$A464]-299)/2;&quot;&quot;)">
            <text:p/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formula="of:=IF(MOD(([.$A465]-1);2)=0;100+([.$A465]-299)/2;&quot;&quot;)" office:value-type="float" office:value="183" calcext:value-type="float">
            <text:p>183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formula="of:=IF(MOD(([.$A466]-1);2)=0;100+([.$A466]-299)/2;&quot;&quot;)">
            <text:p/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formula="of:=IF(MOD(([.$A467]-1);2)=0;100+([.$A467]-299)/2;&quot;&quot;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IF(MOD(([.$A468]-1);2)=0;100+([.$A468]-299)/2;&quot;&quot;)">
            <text:p/>
          </table:table-cell>
          <table:table-cell office:value-type="float" office:value="184" calcext:value-type="float">
            <text:p>184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formula="of:=IF(MOD(([.$A469]-1);2)=0;100+([.$A469]-299)/2;&quot;&quot;)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formula="of:=IF(MOD(([.$A470]-1);2)=0;100+([.$A470]-299)/2;&quot;&quot;)">
            <text:p/>
          </table:table-cell>
          <table:table-cell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formula="of:=IF(MOD(([.$A471]-1);2)=0;100+([.$A471]-299)/2;&quot;&quot;)"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IF(MOD(([.$A472]-1);2)=0;100+([.$A472]-299)/2;&quot;&quot;)">
            <text:p/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formula="of:=IF(MOD(([.$A473]-1);2)=0;100+([.$A473]-299)/2;&quot;&quot;)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formula="of:=IF(MOD(([.$A474]-1);2)=0;100+([.$A474]-299)/2;&quot;&quot;)">
            <text:p/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formula="of:=IF(MOD(([.$A475]-1);2)=0;100+([.$A475]-299)/2;&quot;&quot;)" office:value-type="float" office:value="188" calcext:value-type="float">
            <text:p>188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IF(MOD(([.$A476]-1);2)=0;100+([.$A476]-299)/2;&quot;&quot;)">
            <text:p/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formula="of:=IF(MOD(([.$A477]-1);2)=0;100+([.$A477]-299)/2;&quot;&quot;)"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formula="of:=IF(MOD(([.$A478]-1);2)=0;100+([.$A478]-299)/2;&quot;&quot;)">
            <text:p/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formula="of:=IF(MOD(([.$A479]-1);2)=0;100+([.$A479]-299)/2;&quot;&quot;)"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IF(MOD(([.$A480]-1);2)=0;100+([.$A480]-299)/2;&quot;&quot;)">
            <text:p/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formula="of:=IF(MOD(([.$A481]-1);2)=0;100+([.$A481]-299)/2;&quot;&quot;)"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formula="of:=IF(MOD(([.$A482]-1);2)=0;100+([.$A482]-299)/2;&quot;&quot;)">
            <text:p/>
          </table:table-cell>
          <table:table-cell office:value-type="float" office:value="191" calcext:value-type="float">
            <text:p>191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formula="of:=IF(MOD(([.$A483]-1);2)=0;100+([.$A483]-299)/2;&quot;&quot;)" office:value-type="float" office:value="192" calcext:value-type="float">
            <text:p>192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IF(MOD(([.$A484]-1);2)=0;100+([.$A484]-299)/2;&quot;&quot;)">
            <text:p/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formula="of:=IF(MOD(([.$A485]-1);2)=0;100+([.$A485]-299)/2;&quot;&quot;)"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formula="of:=IF(MOD(([.$A486]-1);2)=0;100+([.$A486]-299)/2;&quot;&quot;)">
            <text:p/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formula="of:=IF(MOD(([.$A487]-1);2)=0;100+([.$A487]-299)/2;&quot;&quot;)" office:value-type="float" office:value="194" calcext:value-type="float">
            <text:p>194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IF(MOD(([.$A488]-1);2)=0;100+([.$A488]-299)/2;&quot;&quot;)">
            <text:p/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formula="of:=IF(MOD(([.$A489]-1);2)=0;100+([.$A489]-299)/2;&quot;&quot;)" office:value-type="float" office:value="195" calcext:value-type="float">
            <text:p>195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formula="of:=IF(MOD(([.$A490]-1);2)=0;100+([.$A490]-299)/2;&quot;&quot;)">
            <text:p/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formula="of:=IF(MOD(([.$A491]-1);2)=0;100+([.$A491]-299)/2;&quot;&quot;)"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IF(MOD(([.$A492]-1);2)=0;100+([.$A492]-299)/2;&quot;&quot;)">
            <text:p/>
          </table:table-cell>
          <table:table-cell office:value-type="float" office:value="196" calcext:value-type="float">
            <text:p>1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formula="of:=IF(MOD(([.$A493]-1);2)=0;100+([.$A493]-299)/2;&quot;&quot;)" office:value-type="float" office:value="197" calcext:value-type="float">
            <text:p>197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formula="of:=IF(MOD(([.$A494]-1);2)=0;100+([.$A494]-299)/2;&quot;&quot;)">
            <text:p/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formula="of:=IF(MOD(([.$A495]-1);2)=0;100+([.$A495]-299)/2;&quot;&quot;)" office:value-type="float" office:value="198" calcext:value-type="float">
            <text:p>198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IF(MOD(([.$A496]-1);2)=0;100+([.$A496]-299)/2;&quot;&quot;)">
            <text:p/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formula="of:=IF(MOD(([.$A497]-1);2)=0;100+([.$A497]-299)/2;&quot;&quot;)" office:value-type="float" office:value="199" calcext:value-type="float">
            <text:p>199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formula="of:=IF(MOD(([.$A498]-1);2)=0;100+([.$A498]-299)/2;&quot;&quot;)">
            <text:p/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style-name="ce3" table:formula="of:=IF(MOD(([.$A499]-1);2)=0;100+([.$A499]-299)/2;&quot;&quot;)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table:formula="of:=([.A501]-500)/1+200"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table:formula="of:=([.A502]-500)/1+200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table:formula="of:=([.A503]-500)/1+200" office:value-type="float" office:value="203" calcext:value-type="float">
            <text:p>2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table:formula="of:=([.A504]-500)/1+200"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table:formula="of:=([.A505]-500)/1+200"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table:formula="of:=([.A506]-500)/1+200"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table:formula="of:=([.A507]-500)/1+200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table:formula="of:=([.A508]-500)/1+200"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table:formula="of:=([.A509]-500)/1+200"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table:formula="of:=([.A510]-500)/1+200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table:formula="of:=([.A511]-500)/1+200"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table:formula="of:=([.A512]-500)/1+200" office:value-type="float" office:value="212" calcext:value-type="float">
            <text:p>212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table:formula="of:=([.A513]-500)/1+200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table:formula="of:=([.A514]-500)/1+200" office:value-type="float" office:value="214" calcext:value-type="float">
            <text:p>21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table:formula="of:=([.A515]-500)/1+200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table:formula="of:=([.A516]-500)/1+200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table:formula="of:=([.A517]-500)/1+200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table:formula="of:=([.A518]-500)/1+200"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table:formula="of:=([.A519]-500)/1+200" office:value-type="float" office:value="219" calcext:value-type="float">
            <text:p>219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table:formula="of:=([.A520]-500)/1+200"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table:formula="of:=([.A521]-500)/1+200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table:formula="of:=([.A522]-500)/1+200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table:formula="of:=([.A523]-500)/1+200"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table:formula="of:=([.A524]-500)/1+200"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table:formula="of:=([.A525]-500)/1+200"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table:formula="of:=([.A526]-500)/1+200"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table:formula="of:=([.A527]-500)/1+200"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table:formula="of:=([.A528]-500)/1+200"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table:formula="of:=([.A529]-500)/1+200"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table:formula="of:=([.A530]-500)/1+200"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table:formula="of:=([.A531]-500)/1+200"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table:formula="of:=([.A532]-500)/1+200"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table:formula="of:=([.A533]-500)/1+200"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table:formula="of:=([.A534]-500)/1+200"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table:formula="of:=([.A535]-500)/1+200"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table:formula="of:=([.A536]-500)/1+200"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table:formula="of:=([.A537]-500)/1+200"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table:formula="of:=([.A538]-500)/1+200"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table:formula="of:=([.A539]-500)/1+200"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table:formula="of:=([.A540]-500)/1+200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table:formula="of:=([.A541]-500)/1+200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table:formula="of:=([.A542]-500)/1+200"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table:formula="of:=([.A543]-500)/1+200"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table:formula="of:=([.A544]-500)/1+200"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table:formula="of:=([.A545]-500)/1+200"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table:formula="of:=([.A546]-500)/1+200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table:formula="of:=([.A547]-500)/1+200"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table:formula="of:=([.A548]-500)/1+200"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table:formula="of:=([.A549]-500)/1+200"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table:formula="of:=([.A550]-500)/1+2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table:formula="of:=([.A551]-500)/1+200"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table:formula="of:=([.A552]-500)/1+200"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table:formula="of:=([.A553]-500)/1+200"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table:formula="of:=([.A554]-500)/1+200"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table:formula="of:=([.A555]-500)/1+200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table:formula="of:=([.A556]-500)/1+200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table:formula="of:=([.A557]-500)/1+200"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  <table:table-cell table:formula="of:=([.A558]-500)/1+200"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table:formula="of:=([.A559]-500)/1+200"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table:formula="of:=([.A560]-500)/1+200"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table:formula="of:=([.A561]-500)/1+200"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  <table:table-cell table:formula="of:=([.A562]-500)/1+200"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  <table:table-cell table:formula="of:=([.A563]-500)/1+200"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table:formula="of:=([.A564]-500)/1+200"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table:formula="of:=([.A565]-500)/1+200"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table:formula="of:=([.A566]-500)/1+200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table:formula="of:=([.A567]-500)/1+200"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table:formula="of:=([.A568]-500)/1+200"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table:formula="of:=([.A569]-500)/1+200"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table:formula="of:=([.A570]-500)/1+200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table:formula="of:=([.A571]-500)/1+200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table:formula="of:=([.A572]-500)/1+200"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  <table:table-cell table:formula="of:=([.A573]-500)/1+200"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table:formula="of:=([.A574]-500)/1+200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table:formula="of:=([.A575]-500)/1+200"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table:formula="of:=([.A576]-500)/1+200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table:formula="of:=([.A577]-500)/1+200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table:formula="of:=([.A578]-500)/1+200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  <table:table-cell table:formula="of:=([.A579]-500)/1+200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  <table:table-cell table:formula="of:=([.A580]-500)/1+200"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  <table:table-cell table:formula="of:=([.A581]-500)/1+200"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table:formula="of:=([.A582]-500)/1+200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  <table:table-cell table:formula="of:=([.A583]-500)/1+200"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table:formula="of:=([.A584]-500)/1+200" office:value-type="float" office:value="284" calcext:value-type="float">
            <text:p>28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table:formula="of:=([.A585]-500)/1+200"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table:formula="of:=([.A586]-500)/1+200"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  <table:table-cell table:formula="of:=([.A587]-500)/1+200"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table:formula="of:=([.A588]-500)/1+200"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table:formula="of:=([.A589]-500)/1+200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table:formula="of:=([.A590]-500)/1+200"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table:formula="of:=([.A591]-500)/1+200"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table:formula="of:=([.A592]-500)/1+200"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table:formula="of:=([.A593]-500)/1+200"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table:formula="of:=([.A594]-500)/1+200"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table:formula="of:=([.A595]-500)/1+200"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  <table:table-cell table:formula="of:=([.A596]-500)/1+200"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table:formula="of:=([.A597]-500)/1+200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table:formula="of:=([.A598]-500)/1+200"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table:formula="of:=([.A599]-500)/1+200"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table:style-name="ce3" table:formula="of:=([.A600]-500)/1+200" office:value-type="float" office:value="300" calcext:value-type="float">
            <text:p>300</text:p>
          </table:table-cell>
          <table:table-cell table:number-columns-repeated="7"/>
        </table:table-row>
        <table:table-row table:style-name="ro1" table:number-rows-repeated="50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44:04.157164000</meta:creation-date>
    <dc:date>2020-03-28T20:15:11.873641571</dc:date>
    <meta:editing-duration>PT6H9M23S</meta:editing-duration>
    <meta:editing-cycles>8</meta:editing-cycles>
    <meta:generator>LibreOffice/6.0.7.3$Linux_X86_64 LibreOffice_project/00m0$Build-3</meta:generator>
    <meta:document-statistic meta:table-count="2" meta:cell-count="18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legend chart:legend-position="end" svg:x="13.74cm" svg:y="3.706cm" style:legend-expansion="high" chart:style-name="ch2"/>
        <chart:plot-area chart:style-name="ch3" table:cell-range-address="Sheet1.A1:Sheet1.D60" svg:x="0.32cm" svg:y="0.18cm" svg:width="13.1cm" svg:height="8.646cm">
          <chartooo:coordinate-region svg:x="0.941cm" svg:y="0.379cm" svg:width="12.2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0" chart:class="chart:scatter">
            <chart:domain table:cell-range-address="Sheet1.A1:Sheet1.A60"/>
            <chart:data-point chart:repeated="60"/>
          </chart:series>
          <chart:series chart:style-name="ch7" chart:values-cell-range-address="Sheet1.C1:Sheet1.C60" chart:class="chart:scatter">
            <chart:data-point chart:repeated="60"/>
          </chart:series>
          <chart:series chart:style-name="ch8" chart:values-cell-range-address="Sheet1.D1:Sheet1.D60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60</svg:desc>
                </draw:g>
              </table:table-cell>
              <table:table-cell office:value-type="float" office:value="1">
                <text:p>1</text:p>
                <draw:g>
                  <svg:desc>Sheet1.B1:Sheet1.B60</svg:desc>
                </draw:g>
              </table:table-cell>
              <table:table-cell office:value-type="float" office:value="NaN">
                <text:p>NaN</text:p>
                <draw:g>
                  <svg:desc>Sheet1.C1:Sheet1.C60</svg:desc>
                </draw:g>
              </table:table-cell>
              <table:table-cell office:value-type="float" office:value="NaN">
                <text:p>NaN</text:p>
                <draw:g>
                  <svg:desc>Sheet1.D1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